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Tamil" svg:font-family="'Lohit Tami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>
            <text:p>Monthly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Housing Loan</text:p>
          </table:table-cell>
          <table:table-cell office:value-type="float" office:value="300000">
            <text:p>300000</text:p>
          </table:table-cell>
          <table:table-cell table:number-columns-repeated="2"/>
        </table:table-row>
        <table:table-row table:style-name="ro1">
          <table:table-cell office:value-type="string">
            <text:p>Inflation Rate</text:p>
          </table:table-cell>
          <table:table-cell table:formula="of:=5/100" office:value-type="float" office:value="0.05">
            <text:p>0.05</text:p>
          </table:table-cell>
          <table:table-cell table:number-columns-repeated="3"/>
          <table:table-cell office:value-type="string">
            <text:p>Interest Rate</text:p>
          </table:table-cell>
          <table:table-cell table:style-name="ce2" table:formula="of:=2.5/100" office:value-type="float" office:value="0.025">
            <text:p>0.02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nth</text:p>
          </table:table-cell>
          <table:table-cell office:value-type="string">
            <text:p>Savings</text:p>
          </table:table-cell>
          <table:table-cell office:value-type="string">
            <text:p>After Inflation</text:p>
          </table:table-cell>
          <table:table-cell office:value-type="string">
            <text:p>Cost</text:p>
          </table:table-cell>
          <table:table-cell/>
          <table:table-cell office:value-type="string">
            <text:p>Payment</text:p>
          </table:table-cell>
          <table:table-cell office:value-type="string">
            <text:p>Principal</text:p>
          </table:table-cell>
          <table:table-cell office:value-type="string">
            <text:p>Interest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B$1]" office:value-type="float" office:value="2000">
            <text:p>2000</text:p>
          </table:table-cell>
          <table:table-cell table:formula="of:=[.$B$1]*(1-[.B2]/12)" office:value-type="float" office:value="1991.66666666667">
            <text:p>1992</text:p>
          </table:table-cell>
          <table:table-cell table:formula="of:=[.B6]-[.C6]" office:value-type="float" office:value="8.33333333333326">
            <text:p>8</text:p>
          </table:table-cell>
          <table:table-cell/>
          <table:table-cell table:formula="of:=[.$B$1]" office:value-type="float" office:value="2000">
            <text:p>2000</text:p>
          </table:table-cell>
          <table:table-cell table:formula="of:=[.$G$1]-[.$B$1]" office:value-type="float" office:value="298000">
            <text:p>298000</text:p>
          </table:table-cell>
          <table:table-cell table:formula="of:=([.$G$2]/12)*[.G6]" office:value-type="float" office:value="620.833333333333">
            <text:p>621</text:p>
          </table:table-cell>
          <table:table-cell table:formula="of:=[.H6]" office:value-type="float" office:value="620.833333333333">
            <text:p>621</text:p>
          </table:table-cell>
        </table:table-row>
        <table:table-row table:style-name="ro1">
          <table:table-cell table:formula="of:=[.A6]+1" office:value-type="float" office:value="2">
            <text:p>2</text:p>
          </table:table-cell>
          <table:table-cell table:formula="of:=[.B6]+[.$B$1]" office:value-type="float" office:value="4000">
            <text:p>4000</text:p>
          </table:table-cell>
          <table:table-cell table:formula="of:=[.C6]*(1-[.$B$2]/12)+[.$B$1]*(1-[.$B$2]/12)" office:value-type="float" office:value="3975.03472222222">
            <text:p>3975</text:p>
          </table:table-cell>
          <table:table-cell table:formula="of:=[.B7]-[.C7]" office:value-type="float" office:value="24.9652777777774">
            <text:p>25</text:p>
          </table:table-cell>
          <table:table-cell/>
          <table:table-cell table:formula="of:=[.F6]+[.$B$1]" office:value-type="float" office:value="4000">
            <text:p>4000</text:p>
          </table:table-cell>
          <table:table-cell table:formula="of:=[.G6]+[.H6]-[.$B$1]" office:value-type="float" office:value="296620.833333333">
            <text:p>296621</text:p>
          </table:table-cell>
          <table:table-cell table:formula="of:=([.$G$2]/12)*[.G7]" office:value-type="float" office:value="617.960069444444">
            <text:p>618</text:p>
          </table:table-cell>
          <table:table-cell table:formula="of:=[.I6]+[.H7]" office:value-type="float" office:value="1238.79340277778">
            <text:p>1239</text:p>
          </table:table-cell>
        </table:table-row>
        <table:table-row table:style-name="ro1">
          <table:table-cell table:formula="of:=[.A7]+1" office:value-type="float" office:value="3">
            <text:p>3</text:p>
          </table:table-cell>
          <table:table-cell table:formula="of:=[.B7]+[.$B$1]" office:value-type="float" office:value="6000">
            <text:p>6000</text:p>
          </table:table-cell>
          <table:table-cell table:formula="of:=[.C7]*(1-[.$B$2]/12)+[.$B$1]*(1-[.$B$2]/12)" office:value-type="float" office:value="5950.13874421296">
            <text:p>5950</text:p>
          </table:table-cell>
          <table:table-cell table:formula="of:=[.B8]-[.C8]" office:value-type="float" office:value="49.8612557870365">
            <text:p>50</text:p>
          </table:table-cell>
          <table:table-cell/>
          <table:table-cell table:formula="of:=[.F7]+[.$B$1]" office:value-type="float" office:value="6000">
            <text:p>6000</text:p>
          </table:table-cell>
          <table:table-cell table:formula="of:=[.G7]+[.H7]-[.$B$1]" office:value-type="float" office:value="295238.793402778">
            <text:p>295239</text:p>
          </table:table-cell>
          <table:table-cell table:formula="of:=([.$G$2]/12)*[.G8]" office:value-type="float" office:value="615.08081958912">
            <text:p>615</text:p>
          </table:table-cell>
          <table:table-cell table:formula="of:=[.I7]+[.H8]" office:value-type="float" office:value="1853.8742223669">
            <text:p>1854</text:p>
          </table:table-cell>
        </table:table-row>
        <table:table-row table:style-name="ro1">
          <table:table-cell table:formula="of:=[.A8]+1" office:value-type="float" office:value="4">
            <text:p>4</text:p>
          </table:table-cell>
          <table:table-cell table:formula="of:=[.B8]+[.$B$1]" office:value-type="float" office:value="8000">
            <text:p>8000</text:p>
          </table:table-cell>
          <table:table-cell table:formula="of:=[.C8]*(1-[.$B$2]/12)+[.$B$1]*(1-[.$B$2]/12)" office:value-type="float" office:value="7917.01316611208">
            <text:p>7917</text:p>
          </table:table-cell>
          <table:table-cell table:formula="of:=[.B9]-[.C9]" office:value-type="float" office:value="82.9868338879232">
            <text:p>83</text:p>
          </table:table-cell>
          <table:table-cell/>
          <table:table-cell table:formula="of:=[.F8]+[.$B$1]" office:value-type="float" office:value="8000">
            <text:p>8000</text:p>
          </table:table-cell>
          <table:table-cell table:formula="of:=[.G8]+[.H8]-[.$B$1]" office:value-type="float" office:value="293853.874222367">
            <text:p>293854</text:p>
          </table:table-cell>
          <table:table-cell table:formula="of:=([.$G$2]/12)*[.G9]" office:value-type="float" office:value="612.195571296598">
            <text:p>612</text:p>
          </table:table-cell>
          <table:table-cell table:formula="of:=[.I8]+[.H9]" office:value-type="float" office:value="2466.0697936635">
            <text:p>2466</text:p>
          </table:table-cell>
        </table:table-row>
        <table:table-row table:style-name="ro1">
          <table:table-cell table:formula="of:=[.A9]+1" office:value-type="float" office:value="5">
            <text:p>5</text:p>
          </table:table-cell>
          <table:table-cell table:formula="of:=[.B9]+[.$B$1]" office:value-type="float" office:value="10000">
            <text:p>10000</text:p>
          </table:table-cell>
          <table:table-cell table:formula="of:=[.C9]*(1-[.$B$2]/12)+[.$B$1]*(1-[.$B$2]/12)" office:value-type="float" office:value="9875.69227791994">
            <text:p>9876</text:p>
          </table:table-cell>
          <table:table-cell table:formula="of:=[.B10]-[.C10]" office:value-type="float" office:value="124.307722080057">
            <text:p>124</text:p>
          </table:table-cell>
          <table:table-cell/>
          <table:table-cell table:formula="of:=[.F9]+[.$B$1]" office:value-type="float" office:value="10000">
            <text:p>10000</text:p>
          </table:table-cell>
          <table:table-cell table:formula="of:=[.G9]+[.H9]-[.$B$1]" office:value-type="float" office:value="292466.069793663">
            <text:p>292466</text:p>
          </table:table-cell>
          <table:table-cell table:formula="of:=([.$G$2]/12)*[.G10]" office:value-type="float" office:value="609.304312070132">
            <text:p>609</text:p>
          </table:table-cell>
          <table:table-cell table:formula="of:=[.I9]+[.H10]" office:value-type="float" office:value="3075.37410573363">
            <text:p>3075</text:p>
          </table:table-cell>
        </table:table-row>
        <table:table-row table:style-name="ro1">
          <table:table-cell table:formula="of:=[.A10]+1" office:value-type="float" office:value="6">
            <text:p>6</text:p>
          </table:table-cell>
          <table:table-cell table:formula="of:=[.B10]+[.$B$1]" office:value-type="float" office:value="12000">
            <text:p>12000</text:p>
          </table:table-cell>
          <table:table-cell table:formula="of:=[.C10]*(1-[.$B$2]/12)+[.$B$1]*(1-[.$B$2]/12)" office:value-type="float" office:value="11826.2102267619">
            <text:p>11826</text:p>
          </table:table-cell>
          <table:table-cell table:formula="of:=[.B11]-[.C11]" office:value-type="float" office:value="173.789773238057">
            <text:p>174</text:p>
          </table:table-cell>
          <table:table-cell/>
          <table:table-cell table:formula="of:=[.F10]+[.$B$1]" office:value-type="float" office:value="12000">
            <text:p>12000</text:p>
          </table:table-cell>
          <table:table-cell table:formula="of:=[.G10]+[.H10]-[.$B$1]" office:value-type="float" office:value="291075.374105734">
            <text:p>291075</text:p>
          </table:table-cell>
          <table:table-cell table:formula="of:=([.$G$2]/12)*[.G11]" office:value-type="float" office:value="606.407029386945">
            <text:p>606</text:p>
          </table:table-cell>
          <table:table-cell table:formula="of:=[.I10]+[.H11]" office:value-type="float" office:value="3681.78113512057">
            <text:p>3682</text:p>
          </table:table-cell>
        </table:table-row>
        <table:table-row table:style-name="ro1">
          <table:table-cell table:formula="of:=[.A11]+1" office:value-type="float" office:value="7">
            <text:p>7</text:p>
          </table:table-cell>
          <table:table-cell table:formula="of:=[.B11]+[.$B$1]" office:value-type="float" office:value="14000">
            <text:p>14000</text:p>
          </table:table-cell>
          <table:table-cell table:formula="of:=[.C11]*(1-[.$B$2]/12)+[.$B$1]*(1-[.$B$2]/12)" office:value-type="float" office:value="13768.6010174838">
            <text:p>13769</text:p>
          </table:table-cell>
          <table:table-cell table:formula="of:=[.B12]-[.C12]" office:value-type="float" office:value="231.398982516232">
            <text:p>231</text:p>
          </table:table-cell>
          <table:table-cell/>
          <table:table-cell table:formula="of:=[.F11]+[.$B$1]" office:value-type="float" office:value="14000">
            <text:p>14000</text:p>
          </table:table-cell>
          <table:table-cell table:formula="of:=[.G11]+[.H11]-[.$B$1]" office:value-type="float" office:value="289681.781135121">
            <text:p>289682</text:p>
          </table:table-cell>
          <table:table-cell table:formula="of:=([.$G$2]/12)*[.G12]" office:value-type="float" office:value="603.503710698168">
            <text:p>604</text:p>
          </table:table-cell>
          <table:table-cell table:formula="of:=[.I11]+[.H12]" office:value-type="float" office:value="4285.28484581874">
            <text:p>4285</text:p>
          </table:table-cell>
        </table:table-row>
        <table:table-row table:style-name="ro1">
          <table:table-cell table:formula="of:=[.A12]+1" office:value-type="float" office:value="8">
            <text:p>8</text:p>
          </table:table-cell>
          <table:table-cell table:formula="of:=[.B12]+[.$B$1]" office:value-type="float" office:value="16000">
            <text:p>16000</text:p>
          </table:table-cell>
          <table:table-cell table:formula="of:=[.C12]*(1-[.$B$2]/12)+[.$B$1]*(1-[.$B$2]/12)" office:value-type="float" office:value="15702.8985132443">
            <text:p>15703</text:p>
          </table:table-cell>
          <table:table-cell table:formula="of:=[.B13]-[.C13]" office:value-type="float" office:value="297.101486755748">
            <text:p>297</text:p>
          </table:table-cell>
          <table:table-cell/>
          <table:table-cell table:formula="of:=[.F12]+[.$B$1]" office:value-type="float" office:value="16000">
            <text:p>16000</text:p>
          </table:table-cell>
          <table:table-cell table:formula="of:=[.G12]+[.H12]-[.$B$1]" office:value-type="float" office:value="288285.284845819">
            <text:p>288285</text:p>
          </table:table-cell>
          <table:table-cell table:formula="of:=([.$G$2]/12)*[.G13]" office:value-type="float" office:value="600.594343428789">
            <text:p>601</text:p>
          </table:table-cell>
          <table:table-cell table:formula="of:=[.I12]+[.H13]" office:value-type="float" office:value="4885.87918924753">
            <text:p>4886</text:p>
          </table:table-cell>
        </table:table-row>
        <table:table-row table:style-name="ro1">
          <table:table-cell table:formula="of:=[.A13]+1" office:value-type="float" office:value="9">
            <text:p>9</text:p>
          </table:table-cell>
          <table:table-cell table:formula="of:=[.B13]+[.$B$1]" office:value-type="float" office:value="18000">
            <text:p>18000</text:p>
          </table:table-cell>
          <table:table-cell table:formula="of:=[.C13]*(1-[.$B$2]/12)+[.$B$1]*(1-[.$B$2]/12)" office:value-type="float" office:value="17629.1364361057">
            <text:p>17629</text:p>
          </table:table-cell>
          <table:table-cell table:formula="of:=[.B14]-[.C14]" office:value-type="float" office:value="370.863563894265">
            <text:p>371</text:p>
          </table:table-cell>
          <table:table-cell/>
          <table:table-cell table:formula="of:=[.F13]+[.$B$1]" office:value-type="float" office:value="18000">
            <text:p>18000</text:p>
          </table:table-cell>
          <table:table-cell table:formula="of:=[.G13]+[.H13]-[.$B$1]" office:value-type="float" office:value="286885.879189248">
            <text:p>286886</text:p>
          </table:table-cell>
          <table:table-cell table:formula="of:=([.$G$2]/12)*[.G14]" office:value-type="float" office:value="597.678914977599">
            <text:p>598</text:p>
          </table:table-cell>
          <table:table-cell table:formula="of:=[.I13]+[.H14]" office:value-type="float" office:value="5483.55810422513">
            <text:p>5484</text:p>
          </table:table-cell>
        </table:table-row>
        <table:table-row table:style-name="ro1">
          <table:table-cell table:formula="of:=[.A14]+1" office:value-type="float" office:value="10">
            <text:p>10</text:p>
          </table:table-cell>
          <table:table-cell table:formula="of:=[.B14]+[.$B$1]" office:value-type="float" office:value="20000">
            <text:p>20000</text:p>
          </table:table-cell>
          <table:table-cell table:formula="of:=[.C14]*(1-[.$B$2]/12)+[.$B$1]*(1-[.$B$2]/12)" office:value-type="float" office:value="19547.348367622">
            <text:p>19547</text:p>
          </table:table-cell>
          <table:table-cell table:formula="of:=[.B15]-[.C15]" office:value-type="float" office:value="452.651632378038">
            <text:p>453</text:p>
          </table:table-cell>
          <table:table-cell/>
          <table:table-cell table:formula="of:=[.F14]+[.$B$1]" office:value-type="float" office:value="20000">
            <text:p>20000</text:p>
          </table:table-cell>
          <table:table-cell table:formula="of:=[.G14]+[.H14]-[.$B$1]" office:value-type="float" office:value="285483.558104225">
            <text:p>285484</text:p>
          </table:table-cell>
          <table:table-cell table:formula="of:=([.$G$2]/12)*[.G15]" office:value-type="float" office:value="594.757412717136">
            <text:p>595</text:p>
          </table:table-cell>
          <table:table-cell table:formula="of:=[.I14]+[.H15]" office:value-type="float" office:value="6078.31551694226">
            <text:p>6078</text:p>
          </table:table-cell>
        </table:table-row>
        <table:table-row table:style-name="ro1">
          <table:table-cell table:formula="of:=[.A15]+1" office:value-type="float" office:value="11">
            <text:p>11</text:p>
          </table:table-cell>
          <table:table-cell table:formula="of:=[.B15]+[.$B$1]" office:value-type="float" office:value="22000">
            <text:p>22000</text:p>
          </table:table-cell>
          <table:table-cell table:formula="of:=[.C15]*(1-[.$B$2]/12)+[.$B$1]*(1-[.$B$2]/12)" office:value-type="float" office:value="21457.5677494235">
            <text:p>21458</text:p>
          </table:table-cell>
          <table:table-cell table:formula="of:=[.B16]-[.C16]" office:value-type="float" office:value="542.432250576461">
            <text:p>542</text:p>
          </table:table-cell>
          <table:table-cell/>
          <table:table-cell table:formula="of:=[.F15]+[.$B$1]" office:value-type="float" office:value="22000">
            <text:p>22000</text:p>
          </table:table-cell>
          <table:table-cell table:formula="of:=[.G15]+[.H15]-[.$B$1]" office:value-type="float" office:value="284078.315516942">
            <text:p>284078</text:p>
          </table:table-cell>
          <table:table-cell table:formula="of:=([.$G$2]/12)*[.G16]" office:value-type="float" office:value="591.82982399363">
            <text:p>592</text:p>
          </table:table-cell>
          <table:table-cell table:formula="of:=[.I15]+[.H16]" office:value-type="float" office:value="6670.14534093589">
            <text:p>6670</text:p>
          </table:table-cell>
        </table:table-row>
        <table:table-row table:style-name="ro1">
          <table:table-cell table:formula="of:=[.A16]+1" office:value-type="float" office:value="12">
            <text:p>12</text:p>
          </table:table-cell>
          <table:table-cell table:formula="of:=[.B16]+[.$B$1]" office:value-type="float" office:value="24000">
            <text:p>24000</text:p>
          </table:table-cell>
          <table:table-cell table:formula="of:=[.C16]*(1-[.$B$2]/12)+[.$B$1]*(1-[.$B$2]/12)" office:value-type="float" office:value="23359.8278838009">
            <text:p>23360</text:p>
          </table:table-cell>
          <table:table-cell table:formula="of:=[.B17]-[.C17]" office:value-type="float" office:value="640.172116199057">
            <text:p>640</text:p>
          </table:table-cell>
          <table:table-cell/>
          <table:table-cell table:formula="of:=[.F16]+[.$B$1]" office:value-type="float" office:value="24000">
            <text:p>24000</text:p>
          </table:table-cell>
          <table:table-cell table:formula="of:=[.G16]+[.H16]-[.$B$1]" office:value-type="float" office:value="282670.145340936">
            <text:p>282670</text:p>
          </table:table-cell>
          <table:table-cell table:formula="of:=([.$G$2]/12)*[.G17]" office:value-type="float" office:value="588.89613612695">
            <text:p>589</text:p>
          </table:table-cell>
          <table:table-cell table:formula="of:=[.I16]+[.H17]" office:value-type="float" office:value="7259.04147706285">
            <text:p>7259</text:p>
          </table:table-cell>
        </table:table-row>
        <table:table-row table:style-name="ro1">
          <table:table-cell table:formula="of:=[.A17]+1" office:value-type="float" office:value="13">
            <text:p>13</text:p>
          </table:table-cell>
          <table:table-cell table:formula="of:=[.B17]+[.$B$1]" office:value-type="float" office:value="26000">
            <text:p>26000</text:p>
          </table:table-cell>
          <table:table-cell table:formula="of:=[.C17]*(1-[.$B$2]/12)+[.$B$1]*(1-[.$B$2]/12)" office:value-type="float" office:value="25254.1619342851">
            <text:p>25254</text:p>
          </table:table-cell>
          <table:table-cell table:formula="of:=[.B18]-[.C18]" office:value-type="float" office:value="745.838065714892">
            <text:p>746</text:p>
          </table:table-cell>
          <table:table-cell/>
          <table:table-cell table:formula="of:=[.F17]+[.$B$1]" office:value-type="float" office:value="26000">
            <text:p>26000</text:p>
          </table:table-cell>
          <table:table-cell table:formula="of:=[.G17]+[.H17]-[.$B$1]" office:value-type="float" office:value="281259.041477063">
            <text:p>281259</text:p>
          </table:table-cell>
          <table:table-cell table:formula="of:=([.$G$2]/12)*[.G18]" office:value-type="float" office:value="585.956336410548">
            <text:p>586</text:p>
          </table:table-cell>
          <table:table-cell table:formula="of:=[.I17]+[.H18]" office:value-type="float" office:value="7844.99781347339">
            <text:p>7845</text:p>
          </table:table-cell>
        </table:table-row>
        <table:table-row table:style-name="ro1">
          <table:table-cell table:formula="of:=[.A18]+1" office:value-type="float" office:value="14">
            <text:p>14</text:p>
          </table:table-cell>
          <table:table-cell table:formula="of:=[.B18]+[.$B$1]" office:value-type="float" office:value="28000">
            <text:p>28000</text:p>
          </table:table-cell>
          <table:table-cell table:formula="of:=[.C18]*(1-[.$B$2]/12)+[.$B$1]*(1-[.$B$2]/12)" office:value-type="float" office:value="27140.6029262256">
            <text:p>27141</text:p>
          </table:table-cell>
          <table:table-cell table:formula="of:=[.B19]-[.C19]" office:value-type="float" office:value="859.397073774413">
            <text:p>859</text:p>
          </table:table-cell>
          <table:table-cell/>
          <table:table-cell table:formula="of:=[.F18]+[.$B$1]" office:value-type="float" office:value="28000">
            <text:p>28000</text:p>
          </table:table-cell>
          <table:table-cell table:formula="of:=[.G18]+[.H18]-[.$B$1]" office:value-type="float" office:value="279844.997813473">
            <text:p>279845</text:p>
          </table:table-cell>
          <table:table-cell table:formula="of:=([.$G$2]/12)*[.G19]" office:value-type="float" office:value="583.010412111403">
            <text:p>583</text:p>
          </table:table-cell>
          <table:table-cell table:formula="of:=[.I18]+[.H19]" office:value-type="float" office:value="8428.0082255848">
            <text:p>8428</text:p>
          </table:table-cell>
        </table:table-row>
        <table:table-row table:style-name="ro1">
          <table:table-cell table:formula="of:=[.A19]+1" office:value-type="float" office:value="15">
            <text:p>15</text:p>
          </table:table-cell>
          <table:table-cell table:formula="of:=[.B19]+[.$B$1]" office:value-type="float" office:value="30000">
            <text:p>30000</text:p>
          </table:table-cell>
          <table:table-cell table:formula="of:=[.C19]*(1-[.$B$2]/12)+[.$B$1]*(1-[.$B$2]/12)" office:value-type="float" office:value="29019.1837473663">
            <text:p>29019</text:p>
          </table:table-cell>
          <table:table-cell table:formula="of:=[.B20]-[.C20]" office:value-type="float" office:value="980.816252633685">
            <text:p>981</text:p>
          </table:table-cell>
          <table:table-cell/>
          <table:table-cell table:formula="of:=[.F19]+[.$B$1]" office:value-type="float" office:value="30000">
            <text:p>30000</text:p>
          </table:table-cell>
          <table:table-cell table:formula="of:=[.G19]+[.H19]-[.$B$1]" office:value-type="float" office:value="278428.008225585">
            <text:p>278428</text:p>
          </table:table-cell>
          <table:table-cell table:formula="of:=([.$G$2]/12)*[.G20]" office:value-type="float" office:value="580.058350469968">
            <text:p>580</text:p>
          </table:table-cell>
          <table:table-cell table:formula="of:=[.I19]+[.H20]" office:value-type="float" office:value="9008.06657605476">
            <text:p>9008</text:p>
          </table:table-cell>
        </table:table-row>
        <table:table-row table:style-name="ro1">
          <table:table-cell table:formula="of:=[.A20]+1" office:value-type="float" office:value="16">
            <text:p>16</text:p>
          </table:table-cell>
          <table:table-cell table:formula="of:=[.B20]+[.$B$1]" office:value-type="float" office:value="32000">
            <text:p>32000</text:p>
          </table:table-cell>
          <table:table-cell table:formula="of:=[.C20]*(1-[.$B$2]/12)+[.$B$1]*(1-[.$B$2]/12)" office:value-type="float" office:value="30889.937148419">
            <text:p>30890</text:p>
          </table:table-cell>
          <table:table-cell table:formula="of:=[.B21]-[.C21]" office:value-type="float" office:value="1110.06285158104">
            <text:p>1110</text:p>
          </table:table-cell>
          <table:table-cell/>
          <table:table-cell table:formula="of:=[.F20]+[.$B$1]" office:value-type="float" office:value="32000">
            <text:p>32000</text:p>
          </table:table-cell>
          <table:table-cell table:formula="of:=[.G20]+[.H20]-[.$B$1]" office:value-type="float" office:value="277008.066576055">
            <text:p>277008</text:p>
          </table:table-cell>
          <table:table-cell table:formula="of:=([.$G$2]/12)*[.G21]" office:value-type="float" office:value="577.100138700114">
            <text:p>577</text:p>
          </table:table-cell>
          <table:table-cell table:formula="of:=[.I20]+[.H21]" office:value-type="float" office:value="9585.16671475488">
            <text:p>9585</text:p>
          </table:table-cell>
        </table:table-row>
        <table:table-row table:style-name="ro1">
          <table:table-cell table:formula="of:=[.A21]+1" office:value-type="float" office:value="17">
            <text:p>17</text:p>
          </table:table-cell>
          <table:table-cell table:formula="of:=[.B21]+[.$B$1]" office:value-type="float" office:value="34000">
            <text:p>34000</text:p>
          </table:table-cell>
          <table:table-cell table:formula="of:=[.C21]*(1-[.$B$2]/12)+[.$B$1]*(1-[.$B$2]/12)" office:value-type="float" office:value="32752.8957436339">
            <text:p>32753</text:p>
          </table:table-cell>
          <table:table-cell table:formula="of:=[.B22]-[.C22]" office:value-type="float" office:value="1247.10425636612">
            <text:p>1247</text:p>
          </table:table-cell>
          <table:table-cell/>
          <table:table-cell table:formula="of:=[.F21]+[.$B$1]" office:value-type="float" office:value="34000">
            <text:p>34000</text:p>
          </table:table-cell>
          <table:table-cell table:formula="of:=[.G21]+[.H21]-[.$B$1]" office:value-type="float" office:value="275585.166714755">
            <text:p>275585</text:p>
          </table:table-cell>
          <table:table-cell table:formula="of:=([.$G$2]/12)*[.G22]" office:value-type="float" office:value="574.135763989073">
            <text:p>574</text:p>
          </table:table-cell>
          <table:table-cell table:formula="of:=[.I21]+[.H22]" office:value-type="float" office:value="10159.302478744">
            <text:p>10159</text:p>
          </table:table-cell>
        </table:table-row>
        <table:table-row table:style-name="ro1">
          <table:table-cell table:formula="of:=[.A22]+1" office:value-type="float" office:value="18">
            <text:p>18</text:p>
          </table:table-cell>
          <table:table-cell table:formula="of:=[.B22]+[.$B$1]" office:value-type="float" office:value="36000">
            <text:p>36000</text:p>
          </table:table-cell>
          <table:table-cell table:formula="of:=[.C22]*(1-[.$B$2]/12)+[.$B$1]*(1-[.$B$2]/12)" office:value-type="float" office:value="34608.0920113687">
            <text:p>34608</text:p>
          </table:table-cell>
          <table:table-cell table:formula="of:=[.B23]-[.C23]" office:value-type="float" office:value="1391.90798863126">
            <text:p>1392</text:p>
          </table:table-cell>
          <table:table-cell/>
          <table:table-cell table:formula="of:=[.F22]+[.$B$1]" office:value-type="float" office:value="36000">
            <text:p>36000</text:p>
          </table:table-cell>
          <table:table-cell table:formula="of:=[.G22]+[.H22]-[.$B$1]" office:value-type="float" office:value="274159.302478744">
            <text:p>274159</text:p>
          </table:table-cell>
          <table:table-cell table:formula="of:=([.$G$2]/12)*[.G23]" office:value-type="float" office:value="571.165213497383">
            <text:p>571</text:p>
          </table:table-cell>
          <table:table-cell table:formula="of:=[.I22]+[.H23]" office:value-type="float" office:value="10730.4676922413">
            <text:p>10730</text:p>
          </table:table-cell>
        </table:table-row>
        <table:table-row table:style-name="ro1">
          <table:table-cell table:formula="of:=[.A23]+1" office:value-type="float" office:value="19">
            <text:p>19</text:p>
          </table:table-cell>
          <table:table-cell table:formula="of:=[.B23]+[.$B$1]" office:value-type="float" office:value="38000">
            <text:p>38000</text:p>
          </table:table-cell>
          <table:table-cell table:formula="of:=[.C23]*(1-[.$B$2]/12)+[.$B$1]*(1-[.$B$2]/12)" office:value-type="float" office:value="36455.5582946547">
            <text:p>36456</text:p>
          </table:table-cell>
          <table:table-cell table:formula="of:=[.B24]-[.C24]" office:value-type="float" office:value="1544.4417053453">
            <text:p>1544</text:p>
          </table:table-cell>
          <table:table-cell/>
          <table:table-cell table:formula="of:=[.F23]+[.$B$1]" office:value-type="float" office:value="38000">
            <text:p>38000</text:p>
          </table:table-cell>
          <table:table-cell table:formula="of:=[.G23]+[.H23]-[.$B$1]" office:value-type="float" office:value="272730.467692241">
            <text:p>272730</text:p>
          </table:table-cell>
          <table:table-cell table:formula="of:=([.$G$2]/12)*[.G24]" office:value-type="float" office:value="568.188474358836">
            <text:p>568</text:p>
          </table:table-cell>
          <table:table-cell table:formula="of:=[.I23]+[.H24]" office:value-type="float" office:value="11298.6561666002">
            <text:p>11299</text:p>
          </table:table-cell>
        </table:table-row>
        <table:table-row table:style-name="ro1">
          <table:table-cell table:formula="of:=[.A24]+1" office:value-type="float" office:value="20">
            <text:p>20</text:p>
          </table:table-cell>
          <table:table-cell table:formula="of:=[.B24]+[.$B$1]" office:value-type="float" office:value="40000">
            <text:p>40000</text:p>
          </table:table-cell>
          <table:table-cell table:formula="of:=[.C24]*(1-[.$B$2]/12)+[.$B$1]*(1-[.$B$2]/12)" office:value-type="float" office:value="38295.3268017603">
            <text:p>38295</text:p>
          </table:table-cell>
          <table:table-cell table:formula="of:=[.B25]-[.C25]" office:value-type="float" office:value="1704.6731982397">
            <text:p>1705</text:p>
          </table:table-cell>
          <table:table-cell/>
          <table:table-cell table:formula="of:=[.F24]+[.$B$1]" office:value-type="float" office:value="40000">
            <text:p>40000</text:p>
          </table:table-cell>
          <table:table-cell table:formula="of:=[.G24]+[.H24]-[.$B$1]" office:value-type="float" office:value="271298.6561666">
            <text:p>271299</text:p>
          </table:table-cell>
          <table:table-cell table:formula="of:=([.$G$2]/12)*[.G25]" office:value-type="float" office:value="565.205533680417">
            <text:p>565</text:p>
          </table:table-cell>
          <table:table-cell table:formula="of:=[.I24]+[.H25]" office:value-type="float" office:value="11863.8617002806">
            <text:p>11864</text:p>
          </table:table-cell>
        </table:table-row>
        <table:table-row table:style-name="ro1">
          <table:table-cell table:formula="of:=[.A25]+1" office:value-type="float" office:value="21">
            <text:p>21</text:p>
          </table:table-cell>
          <table:table-cell table:formula="of:=[.B25]+[.$B$1]" office:value-type="float" office:value="42000">
            <text:p>42000</text:p>
          </table:table-cell>
          <table:table-cell table:formula="of:=[.C25]*(1-[.$B$2]/12)+[.$B$1]*(1-[.$B$2]/12)" office:value-type="float" office:value="40127.429606753">
            <text:p>40127</text:p>
          </table:table-cell>
          <table:table-cell table:formula="of:=[.B26]-[.C26]" office:value-type="float" office:value="1872.57039324704">
            <text:p>1873</text:p>
          </table:table-cell>
          <table:table-cell/>
          <table:table-cell table:formula="of:=[.F25]+[.$B$1]" office:value-type="float" office:value="42000">
            <text:p>42000</text:p>
          </table:table-cell>
          <table:table-cell table:formula="of:=[.G25]+[.H25]-[.$B$1]" office:value-type="float" office:value="269863.861700281">
            <text:p>269864</text:p>
          </table:table-cell>
          <table:table-cell table:formula="of:=([.$G$2]/12)*[.G26]" office:value-type="float" office:value="562.216378542251">
            <text:p>562</text:p>
          </table:table-cell>
          <table:table-cell table:formula="of:=[.I25]+[.H26]" office:value-type="float" office:value="12426.0780788228">
            <text:p>12426</text:p>
          </table:table-cell>
        </table:table-row>
        <table:table-row table:style-name="ro1">
          <table:table-cell table:formula="of:=[.A26]+1" office:value-type="float" office:value="22">
            <text:p>22</text:p>
          </table:table-cell>
          <table:table-cell table:formula="of:=[.B26]+[.$B$1]" office:value-type="float" office:value="44000">
            <text:p>44000</text:p>
          </table:table-cell>
          <table:table-cell table:formula="of:=[.C26]*(1-[.$B$2]/12)+[.$B$1]*(1-[.$B$2]/12)" office:value-type="float" office:value="41951.8986500582">
            <text:p>41952</text:p>
          </table:table-cell>
          <table:table-cell table:formula="of:=[.B27]-[.C27]" office:value-type="float" office:value="2048.10134994184">
            <text:p>2048</text:p>
          </table:table-cell>
          <table:table-cell/>
          <table:table-cell table:formula="of:=[.F26]+[.$B$1]" office:value-type="float" office:value="44000">
            <text:p>44000</text:p>
          </table:table-cell>
          <table:table-cell table:formula="of:=[.G26]+[.H26]-[.$B$1]" office:value-type="float" office:value="268426.078078823">
            <text:p>268426</text:p>
          </table:table-cell>
          <table:table-cell table:formula="of:=([.$G$2]/12)*[.G27]" office:value-type="float" office:value="559.220995997547">
            <text:p>559</text:p>
          </table:table-cell>
          <table:table-cell table:formula="of:=[.I26]+[.H27]" office:value-type="float" office:value="12985.2990748204">
            <text:p>12985</text:p>
          </table:table-cell>
        </table:table-row>
        <table:table-row table:style-name="ro1">
          <table:table-cell table:formula="of:=[.A27]+1" office:value-type="float" office:value="23">
            <text:p>23</text:p>
          </table:table-cell>
          <table:table-cell table:formula="of:=[.B27]+[.$B$1]" office:value-type="float" office:value="46000">
            <text:p>46000</text:p>
          </table:table-cell>
          <table:table-cell table:formula="of:=[.C27]*(1-[.$B$2]/12)+[.$B$1]*(1-[.$B$2]/12)" office:value-type="float" office:value="43768.7657390163">
            <text:p>43769</text:p>
          </table:table-cell>
          <table:table-cell table:formula="of:=[.B28]-[.C28]" office:value-type="float" office:value="2231.23426098375">
            <text:p>2231</text:p>
          </table:table-cell>
          <table:table-cell/>
          <table:table-cell table:formula="of:=[.F27]+[.$B$1]" office:value-type="float" office:value="46000">
            <text:p>46000</text:p>
          </table:table-cell>
          <table:table-cell table:formula="of:=[.G27]+[.H27]-[.$B$1]" office:value-type="float" office:value="266985.29907482">
            <text:p>266985</text:p>
          </table:table-cell>
          <table:table-cell table:formula="of:=([.$G$2]/12)*[.G28]" office:value-type="float" office:value="556.219373072542">
            <text:p>556</text:p>
          </table:table-cell>
          <table:table-cell table:formula="of:=[.I27]+[.H28]" office:value-type="float" office:value="13541.5184478929">
            <text:p>13542</text:p>
          </table:table-cell>
        </table:table-row>
        <table:table-row table:style-name="ro1">
          <table:table-cell table:formula="of:=[.A28]+1" office:value-type="float" office:value="24">
            <text:p>24</text:p>
          </table:table-cell>
          <table:table-cell table:formula="of:=[.B28]+[.$B$1]" office:value-type="float" office:value="48000">
            <text:p>48000</text:p>
          </table:table-cell>
          <table:table-cell table:formula="of:=[.C28]*(1-[.$B$2]/12)+[.$B$1]*(1-[.$B$2]/12)" office:value-type="float" office:value="45578.062548437">
            <text:p>45578</text:p>
          </table:table-cell>
          <table:table-cell table:formula="of:=[.B29]-[.C29]" office:value-type="float" office:value="2421.93745156299">
            <text:p>2422</text:p>
          </table:table-cell>
          <table:table-cell/>
          <table:table-cell table:formula="of:=[.F28]+[.$B$1]" office:value-type="float" office:value="48000">
            <text:p>48000</text:p>
          </table:table-cell>
          <table:table-cell table:formula="of:=[.G28]+[.H28]-[.$B$1]" office:value-type="float" office:value="265541.518447893">
            <text:p>265542</text:p>
          </table:table-cell>
          <table:table-cell table:formula="of:=([.$G$2]/12)*[.G29]" office:value-type="float" office:value="553.211496766444">
            <text:p>553</text:p>
          </table:table-cell>
          <table:table-cell table:formula="of:=[.I28]+[.H29]" office:value-type="float" office:value="14094.7299446594">
            <text:p>14095</text:p>
          </table:table-cell>
        </table:table-row>
        <table:table-row table:style-name="ro1">
          <table:table-cell table:formula="of:=[.A29]+1" office:value-type="float" office:value="25">
            <text:p>25</text:p>
          </table:table-cell>
          <table:table-cell table:formula="of:=[.B29]+[.$B$1]" office:value-type="float" office:value="50000">
            <text:p>50000</text:p>
          </table:table-cell>
          <table:table-cell table:formula="of:=[.C29]*(1-[.$B$2]/12)+[.$B$1]*(1-[.$B$2]/12)" office:value-type="float" office:value="47379.8206211519">
            <text:p>47380</text:p>
          </table:table-cell>
          <table:table-cell table:formula="of:=[.B30]-[.C30]" office:value-type="float" office:value="2620.17937884814">
            <text:p>2620</text:p>
          </table:table-cell>
          <table:table-cell/>
          <table:table-cell table:formula="of:=[.F29]+[.$B$1]" office:value-type="float" office:value="50000">
            <text:p>50000</text:p>
          </table:table-cell>
          <table:table-cell table:formula="of:=[.G29]+[.H29]-[.$B$1]" office:value-type="float" office:value="264094.729944659">
            <text:p>264095</text:p>
          </table:table-cell>
          <table:table-cell table:formula="of:=([.$G$2]/12)*[.G30]" office:value-type="float" office:value="550.197354051373">
            <text:p>550</text:p>
          </table:table-cell>
          <table:table-cell table:formula="of:=[.I29]+[.H30]" office:value-type="float" office:value="14644.9272987107">
            <text:p>14645</text:p>
          </table:table-cell>
        </table:table-row>
        <table:table-row table:style-name="ro1">
          <table:table-cell table:formula="of:=[.A30]+1" office:value-type="float" office:value="26">
            <text:p>26</text:p>
          </table:table-cell>
          <table:table-cell table:formula="of:=[.B30]+[.$B$1]" office:value-type="float" office:value="52000">
            <text:p>52000</text:p>
          </table:table-cell>
          <table:table-cell table:formula="of:=[.C30]*(1-[.$B$2]/12)+[.$B$1]*(1-[.$B$2]/12)" office:value-type="float" office:value="49174.0713685637">
            <text:p>49174</text:p>
          </table:table-cell>
          <table:table-cell table:formula="of:=[.B31]-[.C31]" office:value-type="float" office:value="2825.92863143628">
            <text:p>2826</text:p>
          </table:table-cell>
          <table:table-cell/>
          <table:table-cell table:formula="of:=[.F30]+[.$B$1]" office:value-type="float" office:value="52000">
            <text:p>52000</text:p>
          </table:table-cell>
          <table:table-cell table:formula="of:=[.G30]+[.H30]-[.$B$1]" office:value-type="float" office:value="262644.927298711">
            <text:p>262645</text:p>
          </table:table-cell>
          <table:table-cell table:formula="of:=([.$G$2]/12)*[.G31]" office:value-type="float" office:value="547.176931872314">
            <text:p>547</text:p>
          </table:table-cell>
          <table:table-cell table:formula="of:=[.I30]+[.H31]" office:value-type="float" office:value="15192.1042305831">
            <text:p>15192</text:p>
          </table:table-cell>
        </table:table-row>
        <table:table-row table:style-name="ro1">
          <table:table-cell table:formula="of:=[.A31]+1" office:value-type="float" office:value="27">
            <text:p>27</text:p>
          </table:table-cell>
          <table:table-cell table:formula="of:=[.B31]+[.$B$1]" office:value-type="float" office:value="54000">
            <text:p>54000</text:p>
          </table:table-cell>
          <table:table-cell table:formula="of:=[.C31]*(1-[.$B$2]/12)+[.$B$1]*(1-[.$B$2]/12)" office:value-type="float" office:value="50960.8460711947">
            <text:p>50961</text:p>
          </table:table-cell>
          <table:table-cell table:formula="of:=[.B32]-[.C32]" office:value-type="float" office:value="3039.1539288053">
            <text:p>3039</text:p>
          </table:table-cell>
          <table:table-cell/>
          <table:table-cell table:formula="of:=[.F31]+[.$B$1]" office:value-type="float" office:value="54000">
            <text:p>54000</text:p>
          </table:table-cell>
          <table:table-cell table:formula="of:=[.G31]+[.H31]-[.$B$1]" office:value-type="float" office:value="261192.104230583">
            <text:p>261192</text:p>
          </table:table-cell>
          <table:table-cell table:formula="of:=([.$G$2]/12)*[.G32]" office:value-type="float" office:value="544.150217147048">
            <text:p>544</text:p>
          </table:table-cell>
          <table:table-cell table:formula="of:=[.I31]+[.H32]" office:value-type="float" office:value="15736.2544477301">
            <text:p>15736</text:p>
          </table:table-cell>
        </table:table-row>
        <table:table-row table:style-name="ro1">
          <table:table-cell table:formula="of:=[.A32]+1" office:value-type="float" office:value="28">
            <text:p>28</text:p>
          </table:table-cell>
          <table:table-cell table:formula="of:=[.B32]+[.$B$1]" office:value-type="float" office:value="56000">
            <text:p>56000</text:p>
          </table:table-cell>
          <table:table-cell table:formula="of:=[.C32]*(1-[.$B$2]/12)+[.$B$1]*(1-[.$B$2]/12)" office:value-type="float" office:value="52740.1758792314">
            <text:p>52740</text:p>
          </table:table-cell>
          <table:table-cell table:formula="of:=[.B33]-[.C33]" office:value-type="float" office:value="3259.82412076861">
            <text:p>3260</text:p>
          </table:table-cell>
          <table:table-cell/>
          <table:table-cell table:formula="of:=[.F32]+[.$B$1]" office:value-type="float" office:value="56000">
            <text:p>56000</text:p>
          </table:table-cell>
          <table:table-cell table:formula="of:=[.G32]+[.H32]-[.$B$1]" office:value-type="float" office:value="259736.25444773">
            <text:p>259736</text:p>
          </table:table-cell>
          <table:table-cell table:formula="of:=([.$G$2]/12)*[.G33]" office:value-type="float" office:value="541.117196766104">
            <text:p>541</text:p>
          </table:table-cell>
          <table:table-cell table:formula="of:=[.I32]+[.H33]" office:value-type="float" office:value="16277.3716444962">
            <text:p>16277</text:p>
          </table:table-cell>
        </table:table-row>
        <table:table-row table:style-name="ro1">
          <table:table-cell table:formula="of:=[.A33]+1" office:value-type="float" office:value="29">
            <text:p>29</text:p>
          </table:table-cell>
          <table:table-cell table:formula="of:=[.B33]+[.$B$1]" office:value-type="float" office:value="58000">
            <text:p>58000</text:p>
          </table:table-cell>
          <table:table-cell table:formula="of:=[.C33]*(1-[.$B$2]/12)+[.$B$1]*(1-[.$B$2]/12)" office:value-type="float" office:value="54512.0918130679">
            <text:p>54512</text:p>
          </table:table-cell>
          <table:table-cell table:formula="of:=[.B34]-[.C34]" office:value-type="float" office:value="3487.90818693207">
            <text:p>3488</text:p>
          </table:table-cell>
          <table:table-cell/>
          <table:table-cell table:formula="of:=[.F33]+[.$B$1]" office:value-type="float" office:value="58000">
            <text:p>58000</text:p>
          </table:table-cell>
          <table:table-cell table:formula="of:=[.G33]+[.H33]-[.$B$1]" office:value-type="float" office:value="258277.371644496">
            <text:p>258277</text:p>
          </table:table-cell>
          <table:table-cell table:formula="of:=([.$G$2]/12)*[.G34]" office:value-type="float" office:value="538.0778575927">
            <text:p>538</text:p>
          </table:table-cell>
          <table:table-cell table:formula="of:=[.I33]+[.H34]" office:value-type="float" office:value="16815.4495020889">
            <text:p>16815</text:p>
          </table:table-cell>
        </table:table-row>
        <table:table-row table:style-name="ro1">
          <table:table-cell table:formula="of:=[.A34]+1" office:value-type="float" office:value="30">
            <text:p>30</text:p>
          </table:table-cell>
          <table:table-cell table:formula="of:=[.B34]+[.$B$1]" office:value-type="float" office:value="60000">
            <text:p>60000</text:p>
          </table:table-cell>
          <table:table-cell table:formula="of:=[.C34]*(1-[.$B$2]/12)+[.$B$1]*(1-[.$B$2]/12)" office:value-type="float" office:value="56276.6247638468">
            <text:p>56277</text:p>
          </table:table-cell>
          <table:table-cell table:formula="of:=[.B35]-[.C35]" office:value-type="float" office:value="3723.37523615319">
            <text:p>3723</text:p>
          </table:table-cell>
          <table:table-cell/>
          <table:table-cell table:formula="of:=[.F34]+[.$B$1]" office:value-type="float" office:value="60000">
            <text:p>60000</text:p>
          </table:table-cell>
          <table:table-cell table:formula="of:=[.G34]+[.H34]-[.$B$1]" office:value-type="float" office:value="256815.449502089">
            <text:p>256815</text:p>
          </table:table-cell>
          <table:table-cell table:formula="of:=([.$G$2]/12)*[.G35]" office:value-type="float" office:value="535.032186462685">
            <text:p>535</text:p>
          </table:table-cell>
          <table:table-cell table:formula="of:=[.I34]+[.H35]" office:value-type="float" office:value="17350.4816885516">
            <text:p>17350</text:p>
          </table:table-cell>
        </table:table-row>
        <table:table-row table:style-name="ro1">
          <table:table-cell table:formula="of:=[.A35]+1" office:value-type="float" office:value="31">
            <text:p>31</text:p>
          </table:table-cell>
          <table:table-cell table:formula="of:=[.B35]+[.$B$1]" office:value-type="float" office:value="62000">
            <text:p>62000</text:p>
          </table:table-cell>
          <table:table-cell table:formula="of:=[.C35]*(1-[.$B$2]/12)+[.$B$1]*(1-[.$B$2]/12)" office:value-type="float" office:value="58033.8054939975">
            <text:p>58034</text:p>
          </table:table-cell>
          <table:table-cell table:formula="of:=[.B36]-[.C36]" office:value-type="float" office:value="3966.19450600255">
            <text:p>3966</text:p>
          </table:table-cell>
          <table:table-cell/>
          <table:table-cell table:formula="of:=[.F35]+[.$B$1]" office:value-type="float" office:value="62000">
            <text:p>62000</text:p>
          </table:table-cell>
          <table:table-cell table:formula="of:=[.G35]+[.H35]-[.$B$1]" office:value-type="float" office:value="255350.481688552">
            <text:p>255350</text:p>
          </table:table-cell>
          <table:table-cell table:formula="of:=([.$G$2]/12)*[.G36]" office:value-type="float" office:value="531.980170184482">
            <text:p>532</text:p>
          </table:table-cell>
          <table:table-cell table:formula="of:=[.I35]+[.H36]" office:value-type="float" office:value="17882.4618587361">
            <text:p>17882</text:p>
          </table:table-cell>
        </table:table-row>
        <table:table-row table:style-name="ro1">
          <table:table-cell table:formula="of:=[.A36]+1" office:value-type="float" office:value="32">
            <text:p>32</text:p>
          </table:table-cell>
          <table:table-cell table:formula="of:=[.B36]+[.$B$1]" office:value-type="float" office:value="64000">
            <text:p>64000</text:p>
          </table:table-cell>
          <table:table-cell table:formula="of:=[.C36]*(1-[.$B$2]/12)+[.$B$1]*(1-[.$B$2]/12)" office:value-type="float" office:value="59783.6646377725">
            <text:p>59784</text:p>
          </table:table-cell>
          <table:table-cell table:formula="of:=[.B37]-[.C37]" office:value-type="float" office:value="4216.33536222755">
            <text:p>4216</text:p>
          </table:table-cell>
          <table:table-cell/>
          <table:table-cell table:formula="of:=[.F36]+[.$B$1]" office:value-type="float" office:value="64000">
            <text:p>64000</text:p>
          </table:table-cell>
          <table:table-cell table:formula="of:=[.G36]+[.H36]-[.$B$1]" office:value-type="float" office:value="253882.461858736">
            <text:p>253882</text:p>
          </table:table-cell>
          <table:table-cell table:formula="of:=([.$G$2]/12)*[.G37]" office:value-type="float" office:value="528.921795539033">
            <text:p>529</text:p>
          </table:table-cell>
          <table:table-cell table:formula="of:=[.I36]+[.H37]" office:value-type="float" office:value="18411.3836542751">
            <text:p>18411</text:p>
          </table:table-cell>
        </table:table-row>
        <table:table-row table:style-name="ro1">
          <table:table-cell table:formula="of:=[.A37]+1" office:value-type="float" office:value="33">
            <text:p>33</text:p>
          </table:table-cell>
          <table:table-cell table:formula="of:=[.B37]+[.$B$1]" office:value-type="float" office:value="66000">
            <text:p>66000</text:p>
          </table:table-cell>
          <table:table-cell table:formula="of:=[.C37]*(1-[.$B$2]/12)+[.$B$1]*(1-[.$B$2]/12)" office:value-type="float" office:value="61526.2327017817">
            <text:p>61526</text:p>
          </table:table-cell>
          <table:table-cell table:formula="of:=[.B38]-[.C38]" office:value-type="float" office:value="4473.76729821826">
            <text:p>4474</text:p>
          </table:table-cell>
          <table:table-cell/>
          <table:table-cell table:formula="of:=[.F37]+[.$B$1]" office:value-type="float" office:value="66000">
            <text:p>66000</text:p>
          </table:table-cell>
          <table:table-cell table:formula="of:=[.G37]+[.H37]-[.$B$1]" office:value-type="float" office:value="252411.383654275">
            <text:p>252411</text:p>
          </table:table-cell>
          <table:table-cell table:formula="of:=([.$G$2]/12)*[.G38]" office:value-type="float" office:value="525.85704927974">
            <text:p>526</text:p>
          </table:table-cell>
          <table:table-cell table:formula="of:=[.I37]+[.H38]" office:value-type="float" office:value="18937.2407035549">
            <text:p>18937</text:p>
          </table:table-cell>
        </table:table-row>
        <table:table-row table:style-name="ro1">
          <table:table-cell table:formula="of:=[.A38]+1" office:value-type="float" office:value="34">
            <text:p>34</text:p>
          </table:table-cell>
          <table:table-cell table:formula="of:=[.B38]+[.$B$1]" office:value-type="float" office:value="68000">
            <text:p>68000</text:p>
          </table:table-cell>
          <table:table-cell table:formula="of:=[.C38]*(1-[.$B$2]/12)+[.$B$1]*(1-[.$B$2]/12)" office:value-type="float" office:value="63261.5400655243">
            <text:p>63262</text:p>
          </table:table-cell>
          <table:table-cell table:formula="of:=[.B39]-[.C39]" office:value-type="float" office:value="4738.45993447569">
            <text:p>4738</text:p>
          </table:table-cell>
          <table:table-cell/>
          <table:table-cell table:formula="of:=[.F38]+[.$B$1]" office:value-type="float" office:value="68000">
            <text:p>68000</text:p>
          </table:table-cell>
          <table:table-cell table:formula="of:=[.G38]+[.H38]-[.$B$1]" office:value-type="float" office:value="250937.240703555">
            <text:p>250937</text:p>
          </table:table-cell>
          <table:table-cell table:formula="of:=([.$G$2]/12)*[.G39]" office:value-type="float" office:value="522.785918132406">
            <text:p>523</text:p>
          </table:table-cell>
          <table:table-cell table:formula="of:=[.I38]+[.H39]" office:value-type="float" office:value="19460.0266216873">
            <text:p>19460</text:p>
          </table:table-cell>
        </table:table-row>
        <table:table-row table:style-name="ro1">
          <table:table-cell table:formula="of:=[.A39]+1" office:value-type="float" office:value="35">
            <text:p>35</text:p>
          </table:table-cell>
          <table:table-cell table:formula="of:=[.B39]+[.$B$1]" office:value-type="float" office:value="70000">
            <text:p>70000</text:p>
          </table:table-cell>
          <table:table-cell table:formula="of:=[.C39]*(1-[.$B$2]/12)+[.$B$1]*(1-[.$B$2]/12)" office:value-type="float" office:value="64989.616981918">
            <text:p>64990</text:p>
          </table:table-cell>
          <table:table-cell table:formula="of:=[.B40]-[.C40]" office:value-type="float" office:value="5010.38301808204">
            <text:p>5010</text:p>
          </table:table-cell>
          <table:table-cell/>
          <table:table-cell table:formula="of:=[.F39]+[.$B$1]" office:value-type="float" office:value="70000">
            <text:p>70000</text:p>
          </table:table-cell>
          <table:table-cell table:formula="of:=[.G39]+[.H39]-[.$B$1]" office:value-type="float" office:value="249460.026621687">
            <text:p>249460</text:p>
          </table:table-cell>
          <table:table-cell table:formula="of:=([.$G$2]/12)*[.G40]" office:value-type="float" office:value="519.708388795182">
            <text:p>520</text:p>
          </table:table-cell>
          <table:table-cell table:formula="of:=[.I39]+[.H40]" office:value-type="float" office:value="19979.7350104824">
            <text:p>19980</text:p>
          </table:table-cell>
        </table:table-row>
        <table:table-row table:style-name="ro1">
          <table:table-cell table:formula="of:=[.A40]+1" office:value-type="float" office:value="36">
            <text:p>36</text:p>
          </table:table-cell>
          <table:table-cell table:formula="of:=[.B40]+[.$B$1]" office:value-type="float" office:value="72000">
            <text:p>72000</text:p>
          </table:table-cell>
          <table:table-cell table:formula="of:=[.C40]*(1-[.$B$2]/12)+[.$B$1]*(1-[.$B$2]/12)" office:value-type="float" office:value="66710.4935778266">
            <text:p>66710</text:p>
          </table:table-cell>
          <table:table-cell table:formula="of:=[.B41]-[.C41]" office:value-type="float" office:value="5289.50642217336">
            <text:p>5290</text:p>
          </table:table-cell>
          <table:table-cell/>
          <table:table-cell table:formula="of:=[.F40]+[.$B$1]" office:value-type="float" office:value="72000">
            <text:p>72000</text:p>
          </table:table-cell>
          <table:table-cell table:formula="of:=[.G40]+[.H40]-[.$B$1]" office:value-type="float" office:value="247979.735010482">
            <text:p>247980</text:p>
          </table:table-cell>
          <table:table-cell table:formula="of:=([.$G$2]/12)*[.G41]" office:value-type="float" office:value="516.624447938505">
            <text:p>517</text:p>
          </table:table-cell>
          <table:table-cell table:formula="of:=[.I40]+[.H41]" office:value-type="float" office:value="20496.3594584209">
            <text:p>20496</text:p>
          </table:table-cell>
        </table:table-row>
        <table:table-row table:style-name="ro1">
          <table:table-cell table:formula="of:=[.A41]+1" office:value-type="float" office:value="37">
            <text:p>37</text:p>
          </table:table-cell>
          <table:table-cell table:formula="of:=[.B41]+[.$B$1]" office:value-type="float" office:value="74000">
            <text:p>74000</text:p>
          </table:table-cell>
          <table:table-cell table:formula="of:=[.C41]*(1-[.$B$2]/12)+[.$B$1]*(1-[.$B$2]/12)" office:value-type="float" office:value="68424.1998545857">
            <text:p>68424</text:p>
          </table:table-cell>
          <table:table-cell table:formula="of:=[.B42]-[.C42]" office:value-type="float" office:value="5575.80014541429">
            <text:p>5576</text:p>
          </table:table-cell>
          <table:table-cell/>
          <table:table-cell table:formula="of:=[.F41]+[.$B$1]" office:value-type="float" office:value="74000">
            <text:p>74000</text:p>
          </table:table-cell>
          <table:table-cell table:formula="of:=[.G41]+[.H41]-[.$B$1]" office:value-type="float" office:value="246496.359458421">
            <text:p>246496</text:p>
          </table:table-cell>
          <table:table-cell table:formula="of:=([.$G$2]/12)*[.G42]" office:value-type="float" office:value="513.534082205043">
            <text:p>514</text:p>
          </table:table-cell>
          <table:table-cell table:formula="of:=[.I41]+[.H42]" office:value-type="float" office:value="21009.893540626">
            <text:p>21010</text:p>
          </table:table-cell>
        </table:table-row>
        <table:table-row table:style-name="ro1">
          <table:table-cell table:formula="of:=[.A42]+1" office:value-type="float" office:value="38">
            <text:p>38</text:p>
          </table:table-cell>
          <table:table-cell table:formula="of:=[.B42]+[.$B$1]" office:value-type="float" office:value="76000">
            <text:p>76000</text:p>
          </table:table-cell>
          <table:table-cell table:formula="of:=[.C42]*(1-[.$B$2]/12)+[.$B$1]*(1-[.$B$2]/12)" office:value-type="float" office:value="70130.7656885249">
            <text:p>70131</text:p>
          </table:table-cell>
          <table:table-cell table:formula="of:=[.B43]-[.C43]" office:value-type="float" office:value="5869.23431147507">
            <text:p>5869</text:p>
          </table:table-cell>
          <table:table-cell/>
          <table:table-cell table:formula="of:=[.F42]+[.$B$1]" office:value-type="float" office:value="76000">
            <text:p>76000</text:p>
          </table:table-cell>
          <table:table-cell table:formula="of:=[.G42]+[.H42]-[.$B$1]" office:value-type="float" office:value="245009.893540626">
            <text:p>245010</text:p>
          </table:table-cell>
          <table:table-cell table:formula="of:=([.$G$2]/12)*[.G43]" office:value-type="float" office:value="510.437278209637">
            <text:p>510</text:p>
          </table:table-cell>
          <table:table-cell table:formula="of:=[.I42]+[.H43]" office:value-type="float" office:value="21520.3308188356">
            <text:p>21520</text:p>
          </table:table-cell>
        </table:table-row>
        <table:table-row table:style-name="ro1">
          <table:table-cell table:formula="of:=[.A43]+1" office:value-type="float" office:value="39">
            <text:p>39</text:p>
          </table:table-cell>
          <table:table-cell table:formula="of:=[.B43]+[.$B$1]" office:value-type="float" office:value="78000">
            <text:p>78000</text:p>
          </table:table-cell>
          <table:table-cell table:formula="of:=[.C43]*(1-[.$B$2]/12)+[.$B$1]*(1-[.$B$2]/12)" office:value-type="float" office:value="71830.2208314894">
            <text:p>71830</text:p>
          </table:table-cell>
          <table:table-cell table:formula="of:=[.B44]-[.C44]" office:value-type="float" office:value="6169.77916851058">
            <text:p>6170</text:p>
          </table:table-cell>
          <table:table-cell/>
          <table:table-cell table:formula="of:=[.F43]+[.$B$1]" office:value-type="float" office:value="78000">
            <text:p>78000</text:p>
          </table:table-cell>
          <table:table-cell table:formula="of:=[.G43]+[.H43]-[.$B$1]" office:value-type="float" office:value="243520.330818836">
            <text:p>243520</text:p>
          </table:table-cell>
          <table:table-cell table:formula="of:=([.$G$2]/12)*[.G44]" office:value-type="float" office:value="507.334022539241">
            <text:p>507</text:p>
          </table:table-cell>
          <table:table-cell table:formula="of:=[.I43]+[.H44]" office:value-type="float" office:value="22027.6648413749">
            <text:p>22028</text:p>
          </table:table-cell>
        </table:table-row>
        <table:table-row table:style-name="ro1">
          <table:table-cell table:formula="of:=[.A44]+1" office:value-type="float" office:value="40">
            <text:p>40</text:p>
          </table:table-cell>
          <table:table-cell table:formula="of:=[.B44]+[.$B$1]" office:value-type="float" office:value="80000">
            <text:p>80000</text:p>
          </table:table-cell>
          <table:table-cell table:formula="of:=[.C44]*(1-[.$B$2]/12)+[.$B$1]*(1-[.$B$2]/12)" office:value-type="float" office:value="73522.5949113582">
            <text:p>73523</text:p>
          </table:table-cell>
          <table:table-cell table:formula="of:=[.B45]-[.C45]" office:value-type="float" office:value="6477.40508864178">
            <text:p>6477</text:p>
          </table:table-cell>
          <table:table-cell/>
          <table:table-cell table:formula="of:=[.F44]+[.$B$1]" office:value-type="float" office:value="80000">
            <text:p>80000</text:p>
          </table:table-cell>
          <table:table-cell table:formula="of:=[.G44]+[.H44]-[.$B$1]" office:value-type="float" office:value="242027.664841375">
            <text:p>242028</text:p>
          </table:table-cell>
          <table:table-cell table:formula="of:=([.$G$2]/12)*[.G45]" office:value-type="float" office:value="504.224301752864">
            <text:p>504</text:p>
          </table:table-cell>
          <table:table-cell table:formula="of:=[.I44]+[.H45]" office:value-type="float" office:value="22531.8891431277">
            <text:p>22532</text:p>
          </table:table-cell>
        </table:table-row>
        <table:table-row table:style-name="ro1">
          <table:table-cell table:formula="of:=[.A45]+1" office:value-type="float" office:value="41">
            <text:p>41</text:p>
          </table:table-cell>
          <table:table-cell table:formula="of:=[.B45]+[.$B$1]" office:value-type="float" office:value="82000">
            <text:p>82000</text:p>
          </table:table-cell>
          <table:table-cell table:formula="of:=[.C45]*(1-[.$B$2]/12)+[.$B$1]*(1-[.$B$2]/12)" office:value-type="float" office:value="75207.9174325609">
            <text:p>75208</text:p>
          </table:table-cell>
          <table:table-cell table:formula="of:=[.B46]-[.C46]" office:value-type="float" office:value="6792.08256743911">
            <text:p>6792</text:p>
          </table:table-cell>
          <table:table-cell/>
          <table:table-cell table:formula="of:=[.F45]+[.$B$1]" office:value-type="float" office:value="82000">
            <text:p>82000</text:p>
          </table:table-cell>
          <table:table-cell table:formula="of:=[.G45]+[.H45]-[.$B$1]" office:value-type="float" office:value="240531.889143128">
            <text:p>240532</text:p>
          </table:table-cell>
          <table:table-cell table:formula="of:=([.$G$2]/12)*[.G46]" office:value-type="float" office:value="501.108102381516">
            <text:p>501</text:p>
          </table:table-cell>
          <table:table-cell table:formula="of:=[.I45]+[.H46]" office:value-type="float" office:value="23032.9972455092">
            <text:p>23033</text:p>
          </table:table-cell>
        </table:table-row>
        <table:table-row table:style-name="ro1">
          <table:table-cell table:formula="of:=[.A46]+1" office:value-type="float" office:value="42">
            <text:p>42</text:p>
          </table:table-cell>
          <table:table-cell table:formula="of:=[.B46]+[.$B$1]" office:value-type="float" office:value="84000">
            <text:p>84000</text:p>
          </table:table-cell>
          <table:table-cell table:formula="of:=[.C46]*(1-[.$B$2]/12)+[.$B$1]*(1-[.$B$2]/12)" office:value-type="float" office:value="76886.2177765919">
            <text:p>76886</text:p>
          </table:table-cell>
          <table:table-cell table:formula="of:=[.B47]-[.C47]" office:value-type="float" office:value="7113.78222340811">
            <text:p>7114</text:p>
          </table:table-cell>
          <table:table-cell/>
          <table:table-cell table:formula="of:=[.F46]+[.$B$1]" office:value-type="float" office:value="84000">
            <text:p>84000</text:p>
          </table:table-cell>
          <table:table-cell table:formula="of:=[.G46]+[.H46]-[.$B$1]" office:value-type="float" office:value="239032.997245509">
            <text:p>239033</text:p>
          </table:table-cell>
          <table:table-cell table:formula="of:=([.$G$2]/12)*[.G47]" office:value-type="float" office:value="497.985410928144">
            <text:p>498</text:p>
          </table:table-cell>
          <table:table-cell table:formula="of:=[.I46]+[.H47]" office:value-type="float" office:value="23530.9826564374">
            <text:p>23531</text:p>
          </table:table-cell>
        </table:table-row>
        <table:table-row table:style-name="ro1">
          <table:table-cell table:formula="of:=[.A47]+1" office:value-type="float" office:value="43">
            <text:p>43</text:p>
          </table:table-cell>
          <table:table-cell table:formula="of:=[.B47]+[.$B$1]" office:value-type="float" office:value="86000">
            <text:p>86000</text:p>
          </table:table-cell>
          <table:table-cell table:formula="of:=[.C47]*(1-[.$B$2]/12)+[.$B$1]*(1-[.$B$2]/12)" office:value-type="float" office:value="78557.5252025228">
            <text:p>78558</text:p>
          </table:table-cell>
          <table:table-cell table:formula="of:=[.B48]-[.C48]" office:value-type="float" office:value="7442.47479747723">
            <text:p>7442</text:p>
          </table:table-cell>
          <table:table-cell/>
          <table:table-cell table:formula="of:=[.F47]+[.$B$1]" office:value-type="float" office:value="86000">
            <text:p>86000</text:p>
          </table:table-cell>
          <table:table-cell table:formula="of:=[.G47]+[.H47]-[.$B$1]" office:value-type="float" office:value="237530.982656437">
            <text:p>237531</text:p>
          </table:table-cell>
          <table:table-cell table:formula="of:=([.$G$2]/12)*[.G48]" office:value-type="float" office:value="494.856213867578">
            <text:p>495</text:p>
          </table:table-cell>
          <table:table-cell table:formula="of:=[.I47]+[.H48]" office:value-type="float" office:value="24025.838870305">
            <text:p>24026</text:p>
          </table:table-cell>
        </table:table-row>
        <table:table-row table:style-name="ro1">
          <table:table-cell table:formula="of:=[.A48]+1" office:value-type="float" office:value="44">
            <text:p>44</text:p>
          </table:table-cell>
          <table:table-cell table:formula="of:=[.B48]+[.$B$1]" office:value-type="float" office:value="88000">
            <text:p>88000</text:p>
          </table:table-cell>
          <table:table-cell table:formula="of:=[.C48]*(1-[.$B$2]/12)+[.$B$1]*(1-[.$B$2]/12)" office:value-type="float" office:value="80221.8688475123">
            <text:p>80222</text:p>
          </table:table-cell>
          <table:table-cell table:formula="of:=[.B49]-[.C49]" office:value-type="float" office:value="7778.13115248774">
            <text:p>7778</text:p>
          </table:table-cell>
          <table:table-cell/>
          <table:table-cell table:formula="of:=[.F48]+[.$B$1]" office:value-type="float" office:value="88000">
            <text:p>88000</text:p>
          </table:table-cell>
          <table:table-cell table:formula="of:=[.G48]+[.H48]-[.$B$1]" office:value-type="float" office:value="236025.838870305">
            <text:p>236026</text:p>
          </table:table-cell>
          <table:table-cell table:formula="of:=([.$G$2]/12)*[.G49]" office:value-type="float" office:value="491.720497646469">
            <text:p>492</text:p>
          </table:table-cell>
          <table:table-cell table:formula="of:=[.I48]+[.H49]" office:value-type="float" office:value="24517.5593679514">
            <text:p>24518</text:p>
          </table:table-cell>
        </table:table-row>
        <table:table-row table:style-name="ro1">
          <table:table-cell table:formula="of:=[.A49]+1" office:value-type="float" office:value="45">
            <text:p>45</text:p>
          </table:table-cell>
          <table:table-cell table:formula="of:=[.B49]+[.$B$1]" office:value-type="float" office:value="90000">
            <text:p>90000</text:p>
          </table:table-cell>
          <table:table-cell table:formula="of:=[.C49]*(1-[.$B$2]/12)+[.$B$1]*(1-[.$B$2]/12)" office:value-type="float" office:value="81879.2777273143">
            <text:p>81879</text:p>
          </table:table-cell>
          <table:table-cell table:formula="of:=[.B50]-[.C50]" office:value-type="float" office:value="8120.7222726857">
            <text:p>8121</text:p>
          </table:table-cell>
          <table:table-cell/>
          <table:table-cell table:formula="of:=[.F49]+[.$B$1]" office:value-type="float" office:value="90000">
            <text:p>90000</text:p>
          </table:table-cell>
          <table:table-cell table:formula="of:=[.G49]+[.H49]-[.$B$1]" office:value-type="float" office:value="234517.559367951">
            <text:p>234518</text:p>
          </table:table-cell>
          <table:table-cell table:formula="of:=([.$G$2]/12)*[.G50]" office:value-type="float" office:value="488.578248683232">
            <text:p>489</text:p>
          </table:table-cell>
          <table:table-cell table:formula="of:=[.I49]+[.H50]" office:value-type="float" office:value="25006.1376166347">
            <text:p>25006</text:p>
          </table:table-cell>
        </table:table-row>
        <table:table-row table:style-name="ro1">
          <table:table-cell table:formula="of:=[.A50]+1" office:value-type="float" office:value="46">
            <text:p>46</text:p>
          </table:table-cell>
          <table:table-cell table:formula="of:=[.B50]+[.$B$1]" office:value-type="float" office:value="92000">
            <text:p>92000</text:p>
          </table:table-cell>
          <table:table-cell table:formula="of:=[.C50]*(1-[.$B$2]/12)+[.$B$1]*(1-[.$B$2]/12)" office:value-type="float" office:value="83529.7807367838">
            <text:p>83530</text:p>
          </table:table-cell>
          <table:table-cell table:formula="of:=[.B51]-[.C51]" office:value-type="float" office:value="8470.21926321617">
            <text:p>8470</text:p>
          </table:table-cell>
          <table:table-cell/>
          <table:table-cell table:formula="of:=[.F50]+[.$B$1]" office:value-type="float" office:value="92000">
            <text:p>92000</text:p>
          </table:table-cell>
          <table:table-cell table:formula="of:=[.G50]+[.H50]-[.$B$1]" office:value-type="float" office:value="233006.137616635">
            <text:p>233006</text:p>
          </table:table-cell>
          <table:table-cell table:formula="of:=([.$G$2]/12)*[.G51]" office:value-type="float" office:value="485.429453367989">
            <text:p>485</text:p>
          </table:table-cell>
          <table:table-cell table:formula="of:=[.I50]+[.H51]" office:value-type="float" office:value="25491.5670700027">
            <text:p>25492</text:p>
          </table:table-cell>
        </table:table-row>
        <table:table-row table:style-name="ro1">
          <table:table-cell table:formula="of:=[.A51]+1" office:value-type="float" office:value="47">
            <text:p>47</text:p>
          </table:table-cell>
          <table:table-cell table:formula="of:=[.B51]+[.$B$1]" office:value-type="float" office:value="94000">
            <text:p>94000</text:p>
          </table:table-cell>
          <table:table-cell table:formula="of:=[.C51]*(1-[.$B$2]/12)+[.$B$1]*(1-[.$B$2]/12)" office:value-type="float" office:value="85173.4066503806">
            <text:p>85173</text:p>
          </table:table-cell>
          <table:table-cell table:formula="of:=[.B52]-[.C52]" office:value-type="float" office:value="8826.59334961943">
            <text:p>8827</text:p>
          </table:table-cell>
          <table:table-cell/>
          <table:table-cell table:formula="of:=[.F51]+[.$B$1]" office:value-type="float" office:value="94000">
            <text:p>94000</text:p>
          </table:table-cell>
          <table:table-cell table:formula="of:=[.G51]+[.H51]-[.$B$1]" office:value-type="float" office:value="231491.567070003">
            <text:p>231492</text:p>
          </table:table-cell>
          <table:table-cell table:formula="of:=([.$G$2]/12)*[.G52]" office:value-type="float" office:value="482.274098062505">
            <text:p>482</text:p>
          </table:table-cell>
          <table:table-cell table:formula="of:=[.I51]+[.H52]" office:value-type="float" office:value="25973.8411680652">
            <text:p>25974</text:p>
          </table:table-cell>
        </table:table-row>
        <table:table-row table:style-name="ro1">
          <table:table-cell table:formula="of:=[.A52]+1" office:value-type="float" office:value="48">
            <text:p>48</text:p>
          </table:table-cell>
          <table:table-cell table:formula="of:=[.B52]+[.$B$1]" office:value-type="float" office:value="96000">
            <text:p>96000</text:p>
          </table:table-cell>
          <table:table-cell table:formula="of:=[.C52]*(1-[.$B$2]/12)+[.$B$1]*(1-[.$B$2]/12)" office:value-type="float" office:value="86810.1841226707">
            <text:p>86810</text:p>
          </table:table-cell>
          <table:table-cell table:formula="of:=[.B53]-[.C53]" office:value-type="float" office:value="9189.81587732934">
            <text:p>9190</text:p>
          </table:table-cell>
          <table:table-cell/>
          <table:table-cell table:formula="of:=[.F52]+[.$B$1]" office:value-type="float" office:value="96000">
            <text:p>96000</text:p>
          </table:table-cell>
          <table:table-cell table:formula="of:=[.G52]+[.H52]-[.$B$1]" office:value-type="float" office:value="229973.841168065">
            <text:p>229974</text:p>
          </table:table-cell>
          <table:table-cell table:formula="of:=([.$G$2]/12)*[.G53]" office:value-type="float" office:value="479.112169100135">
            <text:p>479</text:p>
          </table:table-cell>
          <table:table-cell table:formula="of:=[.I52]+[.H53]" office:value-type="float" office:value="26452.9533371653">
            <text:p>26453</text:p>
          </table:table-cell>
        </table:table-row>
        <table:table-row table:style-name="ro1">
          <table:table-cell table:formula="of:=[.A53]+1" office:value-type="float" office:value="49">
            <text:p>49</text:p>
          </table:table-cell>
          <table:table-cell table:formula="of:=[.B53]+[.$B$1]" office:value-type="float" office:value="98000">
            <text:p>98000</text:p>
          </table:table-cell>
          <table:table-cell table:formula="of:=[.C53]*(1-[.$B$2]/12)+[.$B$1]*(1-[.$B$2]/12)" office:value-type="float" office:value="88440.1416888262">
            <text:p>88440</text:p>
          </table:table-cell>
          <table:table-cell table:formula="of:=[.B54]-[.C54]" office:value-type="float" office:value="9559.8583111738">
            <text:p>9560</text:p>
          </table:table-cell>
          <table:table-cell/>
          <table:table-cell table:formula="of:=[.F53]+[.$B$1]" office:value-type="float" office:value="98000">
            <text:p>98000</text:p>
          </table:table-cell>
          <table:table-cell table:formula="of:=[.G53]+[.H53]-[.$B$1]" office:value-type="float" office:value="228452.953337165">
            <text:p>228453</text:p>
          </table:table-cell>
          <table:table-cell table:formula="of:=([.$G$2]/12)*[.G54]" office:value-type="float" office:value="475.943652785761">
            <text:p>476</text:p>
          </table:table-cell>
          <table:table-cell table:formula="of:=[.I53]+[.H54]" office:value-type="float" office:value="26928.8969899511">
            <text:p>26929</text:p>
          </table:table-cell>
        </table:table-row>
        <table:table-row table:style-name="ro1">
          <table:table-cell table:formula="of:=[.A54]+1" office:value-type="float" office:value="50">
            <text:p>50</text:p>
          </table:table-cell>
          <table:table-cell table:formula="of:=[.B54]+[.$B$1]" office:value-type="float" office:value="100000">
            <text:p>100000</text:p>
          </table:table-cell>
          <table:table-cell table:formula="of:=[.C54]*(1-[.$B$2]/12)+[.$B$1]*(1-[.$B$2]/12)" office:value-type="float" office:value="90063.3077651228">
            <text:p>90063</text:p>
          </table:table-cell>
          <table:table-cell table:formula="of:=[.B55]-[.C55]" office:value-type="float" office:value="9936.69223487724">
            <text:p>9937</text:p>
          </table:table-cell>
          <table:table-cell/>
          <table:table-cell table:formula="of:=[.F54]+[.$B$1]" office:value-type="float" office:value="100000">
            <text:p>100000</text:p>
          </table:table-cell>
          <table:table-cell table:formula="of:=[.G54]+[.H54]-[.$B$1]" office:value-type="float" office:value="226928.896989951">
            <text:p>226929</text:p>
          </table:table-cell>
          <table:table-cell table:formula="of:=([.$G$2]/12)*[.G55]" office:value-type="float" office:value="472.768535395731">
            <text:p>473</text:p>
          </table:table-cell>
          <table:table-cell table:formula="of:=[.I54]+[.H55]" office:value-type="float" office:value="27401.6655253468">
            <text:p>27402</text:p>
          </table:table-cell>
        </table:table-row>
        <table:table-row table:style-name="ro1">
          <table:table-cell table:formula="of:=[.A55]+1" office:value-type="float" office:value="51">
            <text:p>51</text:p>
          </table:table-cell>
          <table:table-cell table:formula="of:=[.B55]+[.$B$1]" office:value-type="float" office:value="102000">
            <text:p>102000</text:p>
          </table:table-cell>
          <table:table-cell table:formula="of:=[.C55]*(1-[.$B$2]/12)+[.$B$1]*(1-[.$B$2]/12)" office:value-type="float" office:value="91679.7106494348">
            <text:p>91680</text:p>
          </table:table-cell>
          <table:table-cell table:formula="of:=[.B56]-[.C56]" office:value-type="float" office:value="10320.2893505652">
            <text:p>10320</text:p>
          </table:table-cell>
          <table:table-cell/>
          <table:table-cell table:formula="of:=[.F55]+[.$B$1]" office:value-type="float" office:value="102000">
            <text:p>102000</text:p>
          </table:table-cell>
          <table:table-cell table:formula="of:=[.G55]+[.H55]-[.$B$1]" office:value-type="float" office:value="225401.665525347">
            <text:p>225402</text:p>
          </table:table-cell>
          <table:table-cell table:formula="of:=([.$G$2]/12)*[.G56]" office:value-type="float" office:value="469.586803177806">
            <text:p>470</text:p>
          </table:table-cell>
          <table:table-cell table:formula="of:=[.I55]+[.H56]" office:value-type="float" office:value="27871.2523285246">
            <text:p>27871</text:p>
          </table:table-cell>
        </table:table-row>
        <table:table-row table:style-name="ro1">
          <table:table-cell table:formula="of:=[.A56]+1" office:value-type="float" office:value="52">
            <text:p>52</text:p>
          </table:table-cell>
          <table:table-cell table:formula="of:=[.B56]+[.$B$1]" office:value-type="float" office:value="104000">
            <text:p>104000</text:p>
          </table:table-cell>
          <table:table-cell table:formula="of:=[.C56]*(1-[.$B$2]/12)+[.$B$1]*(1-[.$B$2]/12)" office:value-type="float" office:value="93289.3785217288">
            <text:p>93289</text:p>
          </table:table-cell>
          <table:table-cell table:formula="of:=[.B57]-[.C57]" office:value-type="float" office:value="10710.6214782712">
            <text:p>10711</text:p>
          </table:table-cell>
          <table:table-cell/>
          <table:table-cell table:formula="of:=[.F56]+[.$B$1]" office:value-type="float" office:value="104000">
            <text:p>104000</text:p>
          </table:table-cell>
          <table:table-cell table:formula="of:=[.G56]+[.H56]-[.$B$1]" office:value-type="float" office:value="223871.252328524">
            <text:p>223871</text:p>
          </table:table-cell>
          <table:table-cell table:formula="of:=([.$G$2]/12)*[.G57]" office:value-type="float" office:value="466.398442351093">
            <text:p>466</text:p>
          </table:table-cell>
          <table:table-cell table:formula="of:=[.I56]+[.H57]" office:value-type="float" office:value="28337.6507708757">
            <text:p>28338</text:p>
          </table:table-cell>
        </table:table-row>
        <table:table-row table:style-name="ro1">
          <table:table-cell table:formula="of:=[.A57]+1" office:value-type="float" office:value="53">
            <text:p>53</text:p>
          </table:table-cell>
          <table:table-cell table:formula="of:=[.B57]+[.$B$1]" office:value-type="float" office:value="106000">
            <text:p>106000</text:p>
          </table:table-cell>
          <table:table-cell table:formula="of:=[.C57]*(1-[.$B$2]/12)+[.$B$1]*(1-[.$B$2]/12)" office:value-type="float" office:value="94892.3394445549">
            <text:p>94892</text:p>
          </table:table-cell>
          <table:table-cell table:formula="of:=[.B58]-[.C58]" office:value-type="float" office:value="11107.6605554451">
            <text:p>11108</text:p>
          </table:table-cell>
          <table:table-cell/>
          <table:table-cell table:formula="of:=[.F57]+[.$B$1]" office:value-type="float" office:value="106000">
            <text:p>106000</text:p>
          </table:table-cell>
          <table:table-cell table:formula="of:=[.G57]+[.H57]-[.$B$1]" office:value-type="float" office:value="222337.650770876">
            <text:p>222338</text:p>
          </table:table-cell>
          <table:table-cell table:formula="of:=([.$G$2]/12)*[.G58]" office:value-type="float" office:value="463.203439105991">
            <text:p>463</text:p>
          </table:table-cell>
          <table:table-cell table:formula="of:=[.I57]+[.H58]" office:value-type="float" office:value="28800.8542099817">
            <text:p>28801</text:p>
          </table:table-cell>
        </table:table-row>
        <table:table-row table:style-name="ro1">
          <table:table-cell table:formula="of:=[.A58]+1" office:value-type="float" office:value="54">
            <text:p>54</text:p>
          </table:table-cell>
          <table:table-cell table:formula="of:=[.B58]+[.$B$1]" office:value-type="float" office:value="108000">
            <text:p>108000</text:p>
          </table:table-cell>
          <table:table-cell table:formula="of:=[.C58]*(1-[.$B$2]/12)+[.$B$1]*(1-[.$B$2]/12)" office:value-type="float" office:value="96488.6213635359">
            <text:p>96489</text:p>
          </table:table-cell>
          <table:table-cell table:formula="of:=[.B59]-[.C59]" office:value-type="float" office:value="11511.3786364641">
            <text:p>11511</text:p>
          </table:table-cell>
          <table:table-cell/>
          <table:table-cell table:formula="of:=[.F58]+[.$B$1]" office:value-type="float" office:value="108000">
            <text:p>108000</text:p>
          </table:table-cell>
          <table:table-cell table:formula="of:=[.G58]+[.H58]-[.$B$1]" office:value-type="float" office:value="220800.854209982">
            <text:p>220801</text:p>
          </table:table-cell>
          <table:table-cell table:formula="of:=([.$G$2]/12)*[.G59]" office:value-type="float" office:value="460.001779604128">
            <text:p>460</text:p>
          </table:table-cell>
          <table:table-cell table:formula="of:=[.I58]+[.H59]" office:value-type="float" office:value="29260.8559895858">
            <text:p>29261</text:p>
          </table:table-cell>
        </table:table-row>
        <table:table-row table:style-name="ro1">
          <table:table-cell table:formula="of:=[.A59]+1" office:value-type="float" office:value="55">
            <text:p>55</text:p>
          </table:table-cell>
          <table:table-cell table:formula="of:=[.B59]+[.$B$1]" office:value-type="float" office:value="110000">
            <text:p>110000</text:p>
          </table:table-cell>
          <table:table-cell table:formula="of:=[.C59]*(1-[.$B$2]/12)+[.$B$1]*(1-[.$B$2]/12)" office:value-type="float" office:value="98078.2521078546">
            <text:p>98078</text:p>
          </table:table-cell>
          <table:table-cell table:formula="of:=[.B60]-[.C60]" office:value-type="float" office:value="11921.7478921454">
            <text:p>11922</text:p>
          </table:table-cell>
          <table:table-cell/>
          <table:table-cell table:formula="of:=[.F59]+[.$B$1]" office:value-type="float" office:value="110000">
            <text:p>110000</text:p>
          </table:table-cell>
          <table:table-cell table:formula="of:=[.G59]+[.H59]-[.$B$1]" office:value-type="float" office:value="219260.855989586">
            <text:p>219261</text:p>
          </table:table-cell>
          <table:table-cell table:formula="of:=([.$G$2]/12)*[.G60]" office:value-type="float" office:value="456.793449978304">
            <text:p>457</text:p>
          </table:table-cell>
          <table:table-cell table:formula="of:=[.I59]+[.H60]" office:value-type="float" office:value="29717.6494395641">
            <text:p>29718</text:p>
          </table:table-cell>
        </table:table-row>
        <table:table-row table:style-name="ro1">
          <table:table-cell table:formula="of:=[.A60]+1" office:value-type="float" office:value="56">
            <text:p>56</text:p>
          </table:table-cell>
          <table:table-cell table:formula="of:=[.B60]+[.$B$1]" office:value-type="float" office:value="112000">
            <text:p>112000</text:p>
          </table:table-cell>
          <table:table-cell table:formula="of:=[.C60]*(1-[.$B$2]/12)+[.$B$1]*(1-[.$B$2]/12)" office:value-type="float" office:value="99661.2593907385">
            <text:p>99661</text:p>
          </table:table-cell>
          <table:table-cell table:formula="of:=[.B61]-[.C61]" office:value-type="float" office:value="12338.7406092615">
            <text:p>12339</text:p>
          </table:table-cell>
          <table:table-cell/>
          <table:table-cell table:formula="of:=[.F60]+[.$B$1]" office:value-type="float" office:value="112000">
            <text:p>112000</text:p>
          </table:table-cell>
          <table:table-cell table:formula="of:=[.G60]+[.H60]-[.$B$1]" office:value-type="float" office:value="217717.649439564">
            <text:p>217718</text:p>
          </table:table-cell>
          <table:table-cell table:formula="of:=([.$G$2]/12)*[.G61]" office:value-type="float" office:value="453.578436332425">
            <text:p>454</text:p>
          </table:table-cell>
          <table:table-cell table:formula="of:=[.I60]+[.H61]" office:value-type="float" office:value="30171.2278758965">
            <text:p>30171</text:p>
          </table:table-cell>
        </table:table-row>
        <table:table-row table:style-name="ro1">
          <table:table-cell table:formula="of:=[.A61]+1" office:value-type="float" office:value="57">
            <text:p>57</text:p>
          </table:table-cell>
          <table:table-cell table:formula="of:=[.B61]+[.$B$1]" office:value-type="float" office:value="114000">
            <text:p>114000</text:p>
          </table:table-cell>
          <table:table-cell table:formula="of:=[.C61]*(1-[.$B$2]/12)+[.$B$1]*(1-[.$B$2]/12)" office:value-type="float" office:value="101237.670809944">
            <text:p>101238</text:p>
          </table:table-cell>
          <table:table-cell table:formula="of:=[.B62]-[.C62]" office:value-type="float" office:value="12762.3291900562">
            <text:p>12762</text:p>
          </table:table-cell>
          <table:table-cell/>
          <table:table-cell table:formula="of:=[.F61]+[.$B$1]" office:value-type="float" office:value="114000">
            <text:p>114000</text:p>
          </table:table-cell>
          <table:table-cell table:formula="of:=[.G61]+[.H61]-[.$B$1]" office:value-type="float" office:value="216171.227875896">
            <text:p>216171</text:p>
          </table:table-cell>
          <table:table-cell table:formula="of:=([.$G$2]/12)*[.G62]" office:value-type="float" office:value="450.356724741451">
            <text:p>450</text:p>
          </table:table-cell>
          <table:table-cell table:formula="of:=[.I61]+[.H62]" office:value-type="float" office:value="30621.584600638">
            <text:p>30622</text:p>
          </table:table-cell>
        </table:table-row>
        <table:table-row table:style-name="ro1">
          <table:table-cell table:formula="of:=[.A62]+1" office:value-type="float" office:value="58">
            <text:p>58</text:p>
          </table:table-cell>
          <table:table-cell table:formula="of:=[.B62]+[.$B$1]" office:value-type="float" office:value="116000">
            <text:p>116000</text:p>
          </table:table-cell>
          <table:table-cell table:formula="of:=[.C62]*(1-[.$B$2]/12)+[.$B$1]*(1-[.$B$2]/12)" office:value-type="float" office:value="102807.513848236">
            <text:p>102808</text:p>
          </table:table-cell>
          <table:table-cell table:formula="of:=[.B63]-[.C63]" office:value-type="float" office:value="13192.4861517643">
            <text:p>13192</text:p>
          </table:table-cell>
          <table:table-cell/>
          <table:table-cell table:formula="of:=[.F62]+[.$B$1]" office:value-type="float" office:value="116000">
            <text:p>116000</text:p>
          </table:table-cell>
          <table:table-cell table:formula="of:=[.G62]+[.H62]-[.$B$1]" office:value-type="float" office:value="214621.584600638">
            <text:p>214622</text:p>
          </table:table-cell>
          <table:table-cell table:formula="of:=([.$G$2]/12)*[.G63]" office:value-type="float" office:value="447.128301251329">
            <text:p>447</text:p>
          </table:table-cell>
          <table:table-cell table:formula="of:=[.I62]+[.H63]" office:value-type="float" office:value="31068.7129018893">
            <text:p>31069</text:p>
          </table:table-cell>
        </table:table-row>
        <table:table-row table:style-name="ro1">
          <table:table-cell table:formula="of:=[.A63]+1" office:value-type="float" office:value="59">
            <text:p>59</text:p>
          </table:table-cell>
          <table:table-cell table:formula="of:=[.B63]+[.$B$1]" office:value-type="float" office:value="118000">
            <text:p>118000</text:p>
          </table:table-cell>
          <table:table-cell table:formula="of:=[.C63]*(1-[.$B$2]/12)+[.$B$1]*(1-[.$B$2]/12)" office:value-type="float" office:value="104370.815873868">
            <text:p>104371</text:p>
          </table:table-cell>
          <table:table-cell table:formula="of:=[.B64]-[.C64]" office:value-type="float" office:value="13629.184126132">
            <text:p>13629</text:p>
          </table:table-cell>
          <table:table-cell/>
          <table:table-cell table:formula="of:=[.F63]+[.$B$1]" office:value-type="float" office:value="118000">
            <text:p>118000</text:p>
          </table:table-cell>
          <table:table-cell table:formula="of:=[.G63]+[.H63]-[.$B$1]" office:value-type="float" office:value="213068.712901889">
            <text:p>213069</text:p>
          </table:table-cell>
          <table:table-cell table:formula="of:=([.$G$2]/12)*[.G64]" office:value-type="float" office:value="443.893151878936">
            <text:p>444</text:p>
          </table:table-cell>
          <table:table-cell table:formula="of:=[.I63]+[.H64]" office:value-type="float" office:value="31512.6060537682">
            <text:p>31513</text:p>
          </table:table-cell>
        </table:table-row>
        <table:table-row table:style-name="ro1">
          <table:table-cell table:formula="of:=[.A64]+1" office:value-type="float" office:value="60">
            <text:p>60</text:p>
          </table:table-cell>
          <table:table-cell table:formula="of:=[.B64]+[.$B$1]" office:value-type="float" office:value="120000">
            <text:p>120000</text:p>
          </table:table-cell>
          <table:table-cell table:formula="of:=[.C64]*(1-[.$B$2]/12)+[.$B$1]*(1-[.$B$2]/12)" office:value-type="float" office:value="105927.60414106">
            <text:p>105928</text:p>
          </table:table-cell>
          <table:table-cell table:formula="of:=[.B65]-[.C65]" office:value-type="float" office:value="14072.3958589398">
            <text:p>14072</text:p>
          </table:table-cell>
          <table:table-cell/>
          <table:table-cell table:formula="of:=[.F64]+[.$B$1]" office:value-type="float" office:value="120000">
            <text:p>120000</text:p>
          </table:table-cell>
          <table:table-cell table:formula="of:=[.G64]+[.H64]-[.$B$1]" office:value-type="float" office:value="211512.606053768">
            <text:p>211513</text:p>
          </table:table-cell>
          <table:table-cell table:formula="of:=([.$G$2]/12)*[.G65]" office:value-type="float" office:value="440.651262612017">
            <text:p>441</text:p>
          </table:table-cell>
          <table:table-cell table:formula="of:=[.I64]+[.H65]" office:value-type="float" office:value="31953.2573163803">
            <text:p>31953</text:p>
          </table:table-cell>
        </table:table-row>
        <table:table-row table:style-name="ro1">
          <table:table-cell table:formula="of:=[.A65]+1" office:value-type="float" office:value="61">
            <text:p>61</text:p>
          </table:table-cell>
          <table:table-cell table:formula="of:=[.B65]+[.$B$1]" office:value-type="float" office:value="122000">
            <text:p>122000</text:p>
          </table:table-cell>
          <table:table-cell table:formula="of:=[.C65]*(1-[.$B$2]/12)+[.$B$1]*(1-[.$B$2]/12)" office:value-type="float" office:value="107477.905790473">
            <text:p>107478</text:p>
          </table:table-cell>
          <table:table-cell table:formula="of:=[.B66]-[.C66]" office:value-type="float" office:value="14522.0942095275">
            <text:p>14522</text:p>
          </table:table-cell>
          <table:table-cell/>
          <table:table-cell table:formula="of:=[.F65]+[.$B$1]" office:value-type="float" office:value="122000">
            <text:p>122000</text:p>
          </table:table-cell>
          <table:table-cell table:formula="of:=[.G65]+[.H65]-[.$B$1]" office:value-type="float" office:value="209953.25731638">
            <text:p>209953</text:p>
          </table:table-cell>
          <table:table-cell table:formula="of:=([.$G$2]/12)*[.G66]" office:value-type="float" office:value="437.402619409125">
            <text:p>437</text:p>
          </table:table-cell>
          <table:table-cell table:formula="of:=[.I65]+[.H66]" office:value-type="float" office:value="32390.6599357894">
            <text:p>32391</text:p>
          </table:table-cell>
        </table:table-row>
        <table:table-row table:style-name="ro1">
          <table:table-cell table:formula="of:=[.A66]+1" office:value-type="float" office:value="62">
            <text:p>62</text:p>
          </table:table-cell>
          <table:table-cell table:formula="of:=[.B66]+[.$B$1]" office:value-type="float" office:value="124000">
            <text:p>124000</text:p>
          </table:table-cell>
          <table:table-cell table:formula="of:=[.C66]*(1-[.$B$2]/12)+[.$B$1]*(1-[.$B$2]/12)" office:value-type="float" office:value="109021.747849679">
            <text:p>109022</text:p>
          </table:table-cell>
          <table:table-cell table:formula="of:=[.B67]-[.C67]" office:value-type="float" office:value="14978.2521503211">
            <text:p>14978</text:p>
          </table:table-cell>
          <table:table-cell/>
          <table:table-cell table:formula="of:=[.F66]+[.$B$1]" office:value-type="float" office:value="124000">
            <text:p>124000</text:p>
          </table:table-cell>
          <table:table-cell table:formula="of:=[.G66]+[.H66]-[.$B$1]" office:value-type="float" office:value="208390.659935789">
            <text:p>208391</text:p>
          </table:table-cell>
          <table:table-cell table:formula="of:=([.$G$2]/12)*[.G67]" office:value-type="float" office:value="434.147208199561">
            <text:p>434</text:p>
          </table:table-cell>
          <table:table-cell table:formula="of:=[.I66]+[.H67]" office:value-type="float" office:value="32824.807143989">
            <text:p>32825</text:p>
          </table:table-cell>
        </table:table-row>
        <table:table-row table:style-name="ro1">
          <table:table-cell table:formula="of:=[.A67]+1" office:value-type="float" office:value="63">
            <text:p>63</text:p>
          </table:table-cell>
          <table:table-cell table:formula="of:=[.B67]+[.$B$1]" office:value-type="float" office:value="126000">
            <text:p>126000</text:p>
          </table:table-cell>
          <table:table-cell table:formula="of:=[.C67]*(1-[.$B$2]/12)+[.$B$1]*(1-[.$B$2]/12)" office:value-type="float" office:value="110559.157233639">
            <text:p>110559</text:p>
          </table:table-cell>
          <table:table-cell table:formula="of:=[.B68]-[.C68]" office:value-type="float" office:value="15440.8427663614">
            <text:p>15441</text:p>
          </table:table-cell>
          <table:table-cell/>
          <table:table-cell table:formula="of:=[.F67]+[.$B$1]" office:value-type="float" office:value="126000">
            <text:p>126000</text:p>
          </table:table-cell>
          <table:table-cell table:formula="of:=[.G67]+[.H67]-[.$B$1]" office:value-type="float" office:value="206824.807143989">
            <text:p>206825</text:p>
          </table:table-cell>
          <table:table-cell table:formula="of:=([.$G$2]/12)*[.G68]" office:value-type="float" office:value="430.88501488331">
            <text:p>431</text:p>
          </table:table-cell>
          <table:table-cell table:formula="of:=[.I67]+[.H68]" office:value-type="float" office:value="33255.6921588723">
            <text:p>33256</text:p>
          </table:table-cell>
        </table:table-row>
        <table:table-row table:style-name="ro1">
          <table:table-cell table:formula="of:=[.A68]+1" office:value-type="float" office:value="64">
            <text:p>64</text:p>
          </table:table-cell>
          <table:table-cell table:formula="of:=[.B68]+[.$B$1]" office:value-type="float" office:value="128000">
            <text:p>128000</text:p>
          </table:table-cell>
          <table:table-cell table:formula="of:=[.C68]*(1-[.$B$2]/12)+[.$B$1]*(1-[.$B$2]/12)" office:value-type="float" office:value="112090.160745165">
            <text:p>112090</text:p>
          </table:table-cell>
          <table:table-cell table:formula="of:=[.B69]-[.C69]" office:value-type="float" office:value="15909.8392548349">
            <text:p>15910</text:p>
          </table:table-cell>
          <table:table-cell/>
          <table:table-cell table:formula="of:=[.F68]+[.$B$1]" office:value-type="float" office:value="128000">
            <text:p>128000</text:p>
          </table:table-cell>
          <table:table-cell table:formula="of:=[.G68]+[.H68]-[.$B$1]" office:value-type="float" office:value="205255.692158872">
            <text:p>205256</text:p>
          </table:table-cell>
          <table:table-cell table:formula="of:=([.$G$2]/12)*[.G69]" office:value-type="float" office:value="427.616025330984">
            <text:p>428</text:p>
          </table:table-cell>
          <table:table-cell table:formula="of:=[.I68]+[.H69]" office:value-type="float" office:value="33683.3081842032">
            <text:p>33683</text:p>
          </table:table-cell>
        </table:table-row>
        <table:table-row table:style-name="ro1">
          <table:table-cell table:formula="of:=[.A69]+1" office:value-type="float" office:value="65">
            <text:p>65</text:p>
          </table:table-cell>
          <table:table-cell table:formula="of:=[.B69]+[.$B$1]" office:value-type="float" office:value="130000">
            <text:p>130000</text:p>
          </table:table-cell>
          <table:table-cell table:formula="of:=[.C69]*(1-[.$B$2]/12)+[.$B$1]*(1-[.$B$2]/12)" office:value-type="float" office:value="113614.785075394">
            <text:p>113615</text:p>
          </table:table-cell>
          <table:table-cell table:formula="of:=[.B70]-[.C70]" office:value-type="float" office:value="16385.2149246065">
            <text:p>16385</text:p>
          </table:table-cell>
          <table:table-cell/>
          <table:table-cell table:formula="of:=[.F69]+[.$B$1]" office:value-type="float" office:value="130000">
            <text:p>130000</text:p>
          </table:table-cell>
          <table:table-cell table:formula="of:=[.G69]+[.H69]-[.$B$1]" office:value-type="float" office:value="203683.308184203">
            <text:p>203683</text:p>
          </table:table-cell>
          <table:table-cell table:formula="of:=([.$G$2]/12)*[.G70]" office:value-type="float" office:value="424.340225383757">
            <text:p>424</text:p>
          </table:table-cell>
          <table:table-cell table:formula="of:=[.I69]+[.H70]" office:value-type="float" office:value="34107.648409587">
            <text:p>34108</text:p>
          </table:table-cell>
        </table:table-row>
        <table:table-row table:style-name="ro1">
          <table:table-cell table:formula="of:=[.A70]+1" office:value-type="float" office:value="66">
            <text:p>66</text:p>
          </table:table-cell>
          <table:table-cell table:formula="of:=[.B70]+[.$B$1]" office:value-type="float" office:value="132000">
            <text:p>132000</text:p>
          </table:table-cell>
          <table:table-cell table:formula="of:=[.C70]*(1-[.$B$2]/12)+[.$B$1]*(1-[.$B$2]/12)" office:value-type="float" office:value="115133.056804246">
            <text:p>115133</text:p>
          </table:table-cell>
          <table:table-cell table:formula="of:=[.B71]-[.C71]" office:value-type="float" office:value="16866.9431957539">
            <text:p>16867</text:p>
          </table:table-cell>
          <table:table-cell/>
          <table:table-cell table:formula="of:=[.F70]+[.$B$1]" office:value-type="float" office:value="132000">
            <text:p>132000</text:p>
          </table:table-cell>
          <table:table-cell table:formula="of:=[.G70]+[.H70]-[.$B$1]" office:value-type="float" office:value="202107.648409587">
            <text:p>202108</text:p>
          </table:table-cell>
          <table:table-cell table:formula="of:=([.$G$2]/12)*[.G71]" office:value-type="float" office:value="421.057600853306">
            <text:p>421</text:p>
          </table:table-cell>
          <table:table-cell table:formula="of:=[.I70]+[.H71]" office:value-type="float" office:value="34528.7060104403">
            <text:p>34529</text:p>
          </table:table-cell>
        </table:table-row>
        <table:table-row table:style-name="ro1">
          <table:table-cell table:formula="of:=[.A71]+1" office:value-type="float" office:value="67">
            <text:p>67</text:p>
          </table:table-cell>
          <table:table-cell table:formula="of:=[.B71]+[.$B$1]" office:value-type="float" office:value="134000">
            <text:p>134000</text:p>
          </table:table-cell>
          <table:table-cell table:formula="of:=[.C71]*(1-[.$B$2]/12)+[.$B$1]*(1-[.$B$2]/12)" office:value-type="float" office:value="116645.002400895">
            <text:p>116645</text:p>
          </table:table-cell>
          <table:table-cell table:formula="of:=[.B72]-[.C72]" office:value-type="float" office:value="17354.9975991049">
            <text:p>17355</text:p>
          </table:table-cell>
          <table:table-cell/>
          <table:table-cell table:formula="of:=[.F71]+[.$B$1]" office:value-type="float" office:value="134000">
            <text:p>134000</text:p>
          </table:table-cell>
          <table:table-cell table:formula="of:=[.G71]+[.H71]-[.$B$1]" office:value-type="float" office:value="200528.70601044">
            <text:p>200529</text:p>
          </table:table-cell>
          <table:table-cell table:formula="of:=([.$G$2]/12)*[.G72]" office:value-type="float" office:value="417.768137521751">
            <text:p>418</text:p>
          </table:table-cell>
          <table:table-cell table:formula="of:=[.I71]+[.H72]" office:value-type="float" office:value="34946.4741479621">
            <text:p>34946</text:p>
          </table:table-cell>
        </table:table-row>
        <table:table-row table:style-name="ro1">
          <table:table-cell table:formula="of:=[.A72]+1" office:value-type="float" office:value="68">
            <text:p>68</text:p>
          </table:table-cell>
          <table:table-cell table:formula="of:=[.B72]+[.$B$1]" office:value-type="float" office:value="136000">
            <text:p>136000</text:p>
          </table:table-cell>
          <table:table-cell table:formula="of:=[.C72]*(1-[.$B$2]/12)+[.$B$1]*(1-[.$B$2]/12)" office:value-type="float" office:value="118150.648224225">
            <text:p>118151</text:p>
          </table:table-cell>
          <table:table-cell table:formula="of:=[.B73]-[.C73]" office:value-type="float" office:value="17849.3517757753">
            <text:p>17849</text:p>
          </table:table-cell>
          <table:table-cell/>
          <table:table-cell table:formula="of:=[.F72]+[.$B$1]" office:value-type="float" office:value="136000">
            <text:p>136000</text:p>
          </table:table-cell>
          <table:table-cell table:formula="of:=[.G72]+[.H72]-[.$B$1]" office:value-type="float" office:value="198946.474147962">
            <text:p>198946</text:p>
          </table:table-cell>
          <table:table-cell table:formula="of:=([.$G$2]/12)*[.G73]" office:value-type="float" office:value="414.471821141587">
            <text:p>414</text:p>
          </table:table-cell>
          <table:table-cell table:formula="of:=[.I72]+[.H73]" office:value-type="float" office:value="35360.9459691036">
            <text:p>35361</text:p>
          </table:table-cell>
        </table:table-row>
        <table:table-row table:style-name="ro1">
          <table:table-cell table:formula="of:=[.A73]+1" office:value-type="float" office:value="69">
            <text:p>69</text:p>
          </table:table-cell>
          <table:table-cell table:formula="of:=[.B73]+[.$B$1]" office:value-type="float" office:value="138000">
            <text:p>138000</text:p>
          </table:table-cell>
          <table:table-cell table:formula="of:=[.C73]*(1-[.$B$2]/12)+[.$B$1]*(1-[.$B$2]/12)" office:value-type="float" office:value="119650.02052329">
            <text:p>119650</text:p>
          </table:table-cell>
          <table:table-cell table:formula="of:=[.B74]-[.C74]" office:value-type="float" office:value="18349.9794767096">
            <text:p>18350</text:p>
          </table:table-cell>
          <table:table-cell/>
          <table:table-cell table:formula="of:=[.F73]+[.$B$1]" office:value-type="float" office:value="138000">
            <text:p>138000</text:p>
          </table:table-cell>
          <table:table-cell table:formula="of:=[.G73]+[.H73]-[.$B$1]" office:value-type="float" office:value="197360.945969104">
            <text:p>197361</text:p>
          </table:table-cell>
          <table:table-cell table:formula="of:=([.$G$2]/12)*[.G74]" office:value-type="float" office:value="411.168637435632">
            <text:p>411</text:p>
          </table:table-cell>
          <table:table-cell table:formula="of:=[.I73]+[.H74]" office:value-type="float" office:value="35772.1146065393">
            <text:p>35772</text:p>
          </table:table-cell>
        </table:table-row>
        <table:table-row table:style-name="ro1">
          <table:table-cell table:formula="of:=[.A74]+1" office:value-type="float" office:value="70">
            <text:p>70</text:p>
          </table:table-cell>
          <table:table-cell table:formula="of:=[.B74]+[.$B$1]" office:value-type="float" office:value="140000">
            <text:p>140000</text:p>
          </table:table-cell>
          <table:table-cell table:formula="of:=[.C74]*(1-[.$B$2]/12)+[.$B$1]*(1-[.$B$2]/12)" office:value-type="float" office:value="121143.145437777">
            <text:p>121143</text:p>
          </table:table-cell>
          <table:table-cell table:formula="of:=[.B75]-[.C75]" office:value-type="float" office:value="18856.8545622233">
            <text:p>18857</text:p>
          </table:table-cell>
          <table:table-cell/>
          <table:table-cell table:formula="of:=[.F74]+[.$B$1]" office:value-type="float" office:value="140000">
            <text:p>140000</text:p>
          </table:table-cell>
          <table:table-cell table:formula="of:=[.G74]+[.H74]-[.$B$1]" office:value-type="float" office:value="195772.114606539">
            <text:p>195772</text:p>
          </table:table-cell>
          <table:table-cell table:formula="of:=([.$G$2]/12)*[.G75]" office:value-type="float" office:value="407.858572096957">
            <text:p>408</text:p>
          </table:table-cell>
          <table:table-cell table:formula="of:=[.I74]+[.H75]" office:value-type="float" office:value="36179.9731786362">
            <text:p>36180</text:p>
          </table:table-cell>
        </table:table-row>
        <table:table-row table:style-name="ro1">
          <table:table-cell table:formula="of:=[.A75]+1" office:value-type="float" office:value="71">
            <text:p>71</text:p>
          </table:table-cell>
          <table:table-cell table:formula="of:=[.B75]+[.$B$1]" office:value-type="float" office:value="142000">
            <text:p>142000</text:p>
          </table:table-cell>
          <table:table-cell table:formula="of:=[.C75]*(1-[.$B$2]/12)+[.$B$1]*(1-[.$B$2]/12)" office:value-type="float" office:value="122630.048998453">
            <text:p>122630</text:p>
          </table:table-cell>
          <table:table-cell table:formula="of:=[.B76]-[.C76]" office:value-type="float" office:value="19369.9510015474">
            <text:p>19370</text:p>
          </table:table-cell>
          <table:table-cell/>
          <table:table-cell table:formula="of:=[.F75]+[.$B$1]" office:value-type="float" office:value="142000">
            <text:p>142000</text:p>
          </table:table-cell>
          <table:table-cell table:formula="of:=[.G75]+[.H75]-[.$B$1]" office:value-type="float" office:value="194179.973178636">
            <text:p>194180</text:p>
          </table:table-cell>
          <table:table-cell table:formula="of:=([.$G$2]/12)*[.G76]" office:value-type="float" office:value="404.541610788825">
            <text:p>405</text:p>
          </table:table-cell>
          <table:table-cell table:formula="of:=[.I75]+[.H76]" office:value-type="float" office:value="36584.5147894251">
            <text:p>36585</text:p>
          </table:table-cell>
        </table:table-row>
        <table:table-row table:style-name="ro1">
          <table:table-cell table:formula="of:=[.A76]+1" office:value-type="float" office:value="72">
            <text:p>72</text:p>
          </table:table-cell>
          <table:table-cell table:formula="of:=[.B76]+[.$B$1]" office:value-type="float" office:value="144000">
            <text:p>144000</text:p>
          </table:table-cell>
          <table:table-cell table:formula="of:=[.C76]*(1-[.$B$2]/12)+[.$B$1]*(1-[.$B$2]/12)" office:value-type="float" office:value="124110.757127626">
            <text:p>124111</text:p>
          </table:table-cell>
          <table:table-cell table:formula="of:=[.B77]-[.C77]" office:value-type="float" office:value="19889.2428723742">
            <text:p>19889</text:p>
          </table:table-cell>
          <table:table-cell/>
          <table:table-cell table:formula="of:=[.F76]+[.$B$1]" office:value-type="float" office:value="144000">
            <text:p>144000</text:p>
          </table:table-cell>
          <table:table-cell table:formula="of:=[.G76]+[.H76]-[.$B$1]" office:value-type="float" office:value="192584.514789425">
            <text:p>192585</text:p>
          </table:table-cell>
          <table:table-cell table:formula="of:=([.$G$2]/12)*[.G77]" office:value-type="float" office:value="401.217739144635">
            <text:p>401</text:p>
          </table:table-cell>
          <table:table-cell table:formula="of:=[.I76]+[.H77]" office:value-type="float" office:value="36985.7325285697">
            <text:p>36986</text:p>
          </table:table-cell>
        </table:table-row>
        <table:table-row table:style-name="ro1">
          <table:table-cell table:formula="of:=[.A77]+1" office:value-type="float" office:value="73">
            <text:p>73</text:p>
          </table:table-cell>
          <table:table-cell table:formula="of:=[.B77]+[.$B$1]" office:value-type="float" office:value="146000">
            <text:p>146000</text:p>
          </table:table-cell>
          <table:table-cell table:formula="of:=[.C77]*(1-[.$B$2]/12)+[.$B$1]*(1-[.$B$2]/12)" office:value-type="float" office:value="125585.295639594">
            <text:p>125585</text:p>
          </table:table-cell>
          <table:table-cell table:formula="of:=[.B78]-[.C78]" office:value-type="float" office:value="20414.704360406">
            <text:p>20415</text:p>
          </table:table-cell>
          <table:table-cell/>
          <table:table-cell table:formula="of:=[.F77]+[.$B$1]" office:value-type="float" office:value="146000">
            <text:p>146000</text:p>
          </table:table-cell>
          <table:table-cell table:formula="of:=[.G77]+[.H77]-[.$B$1]" office:value-type="float" office:value="190985.73252857">
            <text:p>190986</text:p>
          </table:table-cell>
          <table:table-cell table:formula="of:=([.$G$2]/12)*[.G78]" office:value-type="float" office:value="397.886942767853">
            <text:p>398</text:p>
          </table:table-cell>
          <table:table-cell table:formula="of:=[.I77]+[.H78]" office:value-type="float" office:value="37383.6194713376">
            <text:p>37384</text:p>
          </table:table-cell>
        </table:table-row>
        <table:table-row table:style-name="ro1">
          <table:table-cell table:formula="of:=[.A78]+1" office:value-type="float" office:value="74">
            <text:p>74</text:p>
          </table:table-cell>
          <table:table-cell table:formula="of:=[.B78]+[.$B$1]" office:value-type="float" office:value="148000">
            <text:p>148000</text:p>
          </table:table-cell>
          <table:table-cell table:formula="of:=[.C78]*(1-[.$B$2]/12)+[.$B$1]*(1-[.$B$2]/12)" office:value-type="float" office:value="127053.690241096">
            <text:p>127054</text:p>
          </table:table-cell>
          <table:table-cell table:formula="of:=[.B79]-[.C79]" office:value-type="float" office:value="20946.3097589043">
            <text:p>20946</text:p>
          </table:table-cell>
          <table:table-cell/>
          <table:table-cell table:formula="of:=[.F78]+[.$B$1]" office:value-type="float" office:value="148000">
            <text:p>148000</text:p>
          </table:table-cell>
          <table:table-cell table:formula="of:=[.G78]+[.H78]-[.$B$1]" office:value-type="float" office:value="189383.619471337">
            <text:p>189384</text:p>
          </table:table-cell>
          <table:table-cell table:formula="of:=([.$G$2]/12)*[.G79]" office:value-type="float" office:value="394.549207231953">
            <text:p>395</text:p>
          </table:table-cell>
          <table:table-cell table:formula="of:=[.I78]+[.H79]" office:value-type="float" office:value="37778.1686785695">
            <text:p>37778</text:p>
          </table:table-cell>
        </table:table-row>
        <table:table-row table:style-name="ro1">
          <table:table-cell table:formula="of:=[.A79]+1" office:value-type="float" office:value="75">
            <text:p>75</text:p>
          </table:table-cell>
          <table:table-cell table:formula="of:=[.B79]+[.$B$1]" office:value-type="float" office:value="150000">
            <text:p>150000</text:p>
          </table:table-cell>
          <table:table-cell table:formula="of:=[.C79]*(1-[.$B$2]/12)+[.$B$1]*(1-[.$B$2]/12)" office:value-type="float" office:value="128515.966531758">
            <text:p>128516</text:p>
          </table:table-cell>
          <table:table-cell table:formula="of:=[.B80]-[.C80]" office:value-type="float" office:value="21484.0334682422">
            <text:p>21484</text:p>
          </table:table-cell>
          <table:table-cell/>
          <table:table-cell table:formula="of:=[.F79]+[.$B$1]" office:value-type="float" office:value="150000">
            <text:p>150000</text:p>
          </table:table-cell>
          <table:table-cell table:formula="of:=[.G79]+[.H79]-[.$B$1]" office:value-type="float" office:value="187778.168678569">
            <text:p>187778</text:p>
          </table:table-cell>
          <table:table-cell table:formula="of:=([.$G$2]/12)*[.G80]" office:value-type="float" office:value="391.204518080353">
            <text:p>391</text:p>
          </table:table-cell>
          <table:table-cell table:formula="of:=[.I79]+[.H80]" office:value-type="float" office:value="38169.3731966499">
            <text:p>38169</text:p>
          </table:table-cell>
        </table:table-row>
        <table:table-row table:style-name="ro1">
          <table:table-cell table:formula="of:=[.A80]+1" office:value-type="float" office:value="76">
            <text:p>76</text:p>
          </table:table-cell>
          <table:table-cell table:formula="of:=[.B80]+[.$B$1]" office:value-type="float" office:value="152000">
            <text:p>152000</text:p>
          </table:table-cell>
          <table:table-cell table:formula="of:=[.C80]*(1-[.$B$2]/12)+[.$B$1]*(1-[.$B$2]/12)" office:value-type="float" office:value="129972.150004542">
            <text:p>129972</text:p>
          </table:table-cell>
          <table:table-cell table:formula="of:=[.B81]-[.C81]" office:value-type="float" office:value="22027.8499954578">
            <text:p>22028</text:p>
          </table:table-cell>
          <table:table-cell/>
          <table:table-cell table:formula="of:=[.F80]+[.$B$1]" office:value-type="float" office:value="152000">
            <text:p>152000</text:p>
          </table:table-cell>
          <table:table-cell table:formula="of:=[.G80]+[.H80]-[.$B$1]" office:value-type="float" office:value="186169.37319665">
            <text:p>186169</text:p>
          </table:table-cell>
          <table:table-cell table:formula="of:=([.$G$2]/12)*[.G81]" office:value-type="float" office:value="387.852860826354">
            <text:p>388</text:p>
          </table:table-cell>
          <table:table-cell table:formula="of:=[.I80]+[.H81]" office:value-type="float" office:value="38557.2260574762">
            <text:p>38557</text:p>
          </table:table-cell>
        </table:table-row>
        <table:table-row table:style-name="ro1">
          <table:table-cell table:formula="of:=[.A81]+1" office:value-type="float" office:value="77">
            <text:p>77</text:p>
          </table:table-cell>
          <table:table-cell table:formula="of:=[.B81]+[.$B$1]" office:value-type="float" office:value="154000">
            <text:p>154000</text:p>
          </table:table-cell>
          <table:table-cell table:formula="of:=[.C81]*(1-[.$B$2]/12)+[.$B$1]*(1-[.$B$2]/12)" office:value-type="float" office:value="131422.26604619">
            <text:p>131422</text:p>
          </table:table-cell>
          <table:table-cell table:formula="of:=[.B82]-[.C82]" office:value-type="float" office:value="22577.7339538101">
            <text:p>22578</text:p>
          </table:table-cell>
          <table:table-cell/>
          <table:table-cell table:formula="of:=[.F81]+[.$B$1]" office:value-type="float" office:value="154000">
            <text:p>154000</text:p>
          </table:table-cell>
          <table:table-cell table:formula="of:=[.G81]+[.H81]-[.$B$1]" office:value-type="float" office:value="184557.226057476">
            <text:p>184557</text:p>
          </table:table-cell>
          <table:table-cell table:formula="of:=([.$G$2]/12)*[.G82]" office:value-type="float" office:value="384.494220953075">
            <text:p>384</text:p>
          </table:table-cell>
          <table:table-cell table:formula="of:=[.I81]+[.H82]" office:value-type="float" office:value="38941.7202784293">
            <text:p>38942</text:p>
          </table:table-cell>
        </table:table-row>
        <table:table-row table:style-name="ro1">
          <table:table-cell table:formula="of:=[.A82]+1" office:value-type="float" office:value="78">
            <text:p>78</text:p>
          </table:table-cell>
          <table:table-cell table:formula="of:=[.B82]+[.$B$1]" office:value-type="float" office:value="156000">
            <text:p>156000</text:p>
          </table:table-cell>
          <table:table-cell table:formula="of:=[.C82]*(1-[.$B$2]/12)+[.$B$1]*(1-[.$B$2]/12)" office:value-type="float" office:value="132866.339937664">
            <text:p>132866</text:p>
          </table:table-cell>
          <table:table-cell table:formula="of:=[.B83]-[.C83]" office:value-type="float" office:value="23133.6600623359">
            <text:p>23134</text:p>
          </table:table-cell>
          <table:table-cell/>
          <table:table-cell table:formula="of:=[.F82]+[.$B$1]" office:value-type="float" office:value="156000">
            <text:p>156000</text:p>
          </table:table-cell>
          <table:table-cell table:formula="of:=[.G82]+[.H82]-[.$B$1]" office:value-type="float" office:value="182941.720278429">
            <text:p>182942</text:p>
          </table:table-cell>
          <table:table-cell table:formula="of:=([.$G$2]/12)*[.G83]" office:value-type="float" office:value="381.128583913394">
            <text:p>381</text:p>
          </table:table-cell>
          <table:table-cell table:formula="of:=[.I82]+[.H83]" office:value-type="float" office:value="39322.8488623427">
            <text:p>39323</text:p>
          </table:table-cell>
        </table:table-row>
        <table:table-row table:style-name="ro1">
          <table:table-cell table:formula="of:=[.A83]+1" office:value-type="float" office:value="79">
            <text:p>79</text:p>
          </table:table-cell>
          <table:table-cell table:formula="of:=[.B83]+[.$B$1]" office:value-type="float" office:value="158000">
            <text:p>158000</text:p>
          </table:table-cell>
          <table:table-cell table:formula="of:=[.C83]*(1-[.$B$2]/12)+[.$B$1]*(1-[.$B$2]/12)" office:value-type="float" office:value="134304.396854591">
            <text:p>134304</text:p>
          </table:table-cell>
          <table:table-cell table:formula="of:=[.B84]-[.C84]" office:value-type="float" office:value="23695.6031454095">
            <text:p>23696</text:p>
          </table:table-cell>
          <table:table-cell/>
          <table:table-cell table:formula="of:=[.F83]+[.$B$1]" office:value-type="float" office:value="158000">
            <text:p>158000</text:p>
          </table:table-cell>
          <table:table-cell table:formula="of:=[.G83]+[.H83]-[.$B$1]" office:value-type="float" office:value="181322.848862343">
            <text:p>181323</text:p>
          </table:table-cell>
          <table:table-cell table:formula="of:=([.$G$2]/12)*[.G84]" office:value-type="float" office:value="377.75593512988">
            <text:p>378</text:p>
          </table:table-cell>
          <table:table-cell table:formula="of:=[.I83]+[.H84]" office:value-type="float" office:value="39700.6047974726">
            <text:p>39701</text:p>
          </table:table-cell>
        </table:table-row>
        <table:table-row table:style-name="ro1">
          <table:table-cell table:formula="of:=[.A84]+1" office:value-type="float" office:value="80">
            <text:p>80</text:p>
          </table:table-cell>
          <table:table-cell table:formula="of:=[.B84]+[.$B$1]" office:value-type="float" office:value="160000">
            <text:p>160000</text:p>
          </table:table-cell>
          <table:table-cell table:formula="of:=[.C84]*(1-[.$B$2]/12)+[.$B$1]*(1-[.$B$2]/12)" office:value-type="float" office:value="135736.461867696">
            <text:p>135736</text:p>
          </table:table-cell>
          <table:table-cell table:formula="of:=[.B85]-[.C85]" office:value-type="float" office:value="24263.5381323036">
            <text:p>24264</text:p>
          </table:table-cell>
          <table:table-cell/>
          <table:table-cell table:formula="of:=[.F84]+[.$B$1]" office:value-type="float" office:value="160000">
            <text:p>160000</text:p>
          </table:table-cell>
          <table:table-cell table:formula="of:=[.G84]+[.H84]-[.$B$1]" office:value-type="float" office:value="179700.604797472">
            <text:p>179701</text:p>
          </table:table-cell>
          <table:table-cell table:formula="of:=([.$G$2]/12)*[.G85]" office:value-type="float" office:value="374.376259994734">
            <text:p>374</text:p>
          </table:table-cell>
          <table:table-cell table:formula="of:=[.I84]+[.H85]" office:value-type="float" office:value="40074.9810574673">
            <text:p>40075</text:p>
          </table:table-cell>
        </table:table-row>
        <table:table-row table:style-name="ro1">
          <table:table-cell table:formula="of:=[.A85]+1" office:value-type="float" office:value="81">
            <text:p>81</text:p>
          </table:table-cell>
          <table:table-cell table:formula="of:=[.B85]+[.$B$1]" office:value-type="float" office:value="162000">
            <text:p>162000</text:p>
          </table:table-cell>
          <table:table-cell table:formula="of:=[.C85]*(1-[.$B$2]/12)+[.$B$1]*(1-[.$B$2]/12)" office:value-type="float" office:value="137162.559943248">
            <text:p>137163</text:p>
          </table:table-cell>
          <table:table-cell table:formula="of:=[.B86]-[.C86]" office:value-type="float" office:value="24837.4400567524">
            <text:p>24837</text:p>
          </table:table-cell>
          <table:table-cell/>
          <table:table-cell table:formula="of:=[.F85]+[.$B$1]" office:value-type="float" office:value="162000">
            <text:p>162000</text:p>
          </table:table-cell>
          <table:table-cell table:formula="of:=[.G85]+[.H85]-[.$B$1]" office:value-type="float" office:value="178074.981057467">
            <text:p>178075</text:p>
          </table:table-cell>
          <table:table-cell table:formula="of:=([.$G$2]/12)*[.G86]" office:value-type="float" office:value="370.989543869723">
            <text:p>371</text:p>
          </table:table-cell>
          <table:table-cell table:formula="of:=[.I85]+[.H86]" office:value-type="float" office:value="40445.970601337">
            <text:p>40446</text:p>
          </table:table-cell>
        </table:table-row>
        <table:table-row table:style-name="ro1">
          <table:table-cell table:formula="of:=[.A86]+1" office:value-type="float" office:value="82">
            <text:p>82</text:p>
          </table:table-cell>
          <table:table-cell table:formula="of:=[.B86]+[.$B$1]" office:value-type="float" office:value="164000">
            <text:p>164000</text:p>
          </table:table-cell>
          <table:table-cell table:formula="of:=[.C86]*(1-[.$B$2]/12)+[.$B$1]*(1-[.$B$2]/12)" office:value-type="float" office:value="138582.715943484">
            <text:p>138583</text:p>
          </table:table-cell>
          <table:table-cell table:formula="of:=[.B87]-[.C87]" office:value-type="float" office:value="25417.2840565159">
            <text:p>25417</text:p>
          </table:table-cell>
          <table:table-cell/>
          <table:table-cell table:formula="of:=[.F86]+[.$B$1]" office:value-type="float" office:value="164000">
            <text:p>164000</text:p>
          </table:table-cell>
          <table:table-cell table:formula="of:=[.G86]+[.H86]-[.$B$1]" office:value-type="float" office:value="176445.970601337">
            <text:p>176446</text:p>
          </table:table-cell>
          <table:table-cell table:formula="of:=([.$G$2]/12)*[.G87]" office:value-type="float" office:value="367.595772086119">
            <text:p>368</text:p>
          </table:table-cell>
          <table:table-cell table:formula="of:=[.I86]+[.H87]" office:value-type="float" office:value="40813.5663734231">
            <text:p>40814</text:p>
          </table:table-cell>
        </table:table-row>
        <table:table-row table:style-name="ro1">
          <table:table-cell table:formula="of:=[.A87]+1" office:value-type="float" office:value="83">
            <text:p>83</text:p>
          </table:table-cell>
          <table:table-cell table:formula="of:=[.B87]+[.$B$1]" office:value-type="float" office:value="166000">
            <text:p>166000</text:p>
          </table:table-cell>
          <table:table-cell table:formula="of:=[.C87]*(1-[.$B$2]/12)+[.$B$1]*(1-[.$B$2]/12)" office:value-type="float" office:value="139996.954627053">
            <text:p>139997</text:p>
          </table:table-cell>
          <table:table-cell table:formula="of:=[.B88]-[.C88]" office:value-type="float" office:value="26003.0453729471">
            <text:p>26003</text:p>
          </table:table-cell>
          <table:table-cell/>
          <table:table-cell table:formula="of:=[.F87]+[.$B$1]" office:value-type="float" office:value="166000">
            <text:p>166000</text:p>
          </table:table-cell>
          <table:table-cell table:formula="of:=[.G87]+[.H87]-[.$B$1]" office:value-type="float" office:value="174813.566373423">
            <text:p>174814</text:p>
          </table:table-cell>
          <table:table-cell table:formula="of:=([.$G$2]/12)*[.G88]" office:value-type="float" office:value="364.194929944631">
            <text:p>364</text:p>
          </table:table-cell>
          <table:table-cell table:formula="of:=[.I87]+[.H88]" office:value-type="float" office:value="41177.7613033678">
            <text:p>41178</text:p>
          </table:table-cell>
        </table:table-row>
        <table:table-row table:style-name="ro1">
          <table:table-cell table:formula="of:=[.A88]+1" office:value-type="float" office:value="84">
            <text:p>84</text:p>
          </table:table-cell>
          <table:table-cell table:formula="of:=[.B88]+[.$B$1]" office:value-type="float" office:value="168000">
            <text:p>168000</text:p>
          </table:table-cell>
          <table:table-cell table:formula="of:=[.C88]*(1-[.$B$2]/12)+[.$B$1]*(1-[.$B$2]/12)" office:value-type="float" office:value="141405.30064944">
            <text:p>141405</text:p>
          </table:table-cell>
          <table:table-cell table:formula="of:=[.B89]-[.C89]" office:value-type="float" office:value="26594.6993505598">
            <text:p>26595</text:p>
          </table:table-cell>
          <table:table-cell/>
          <table:table-cell table:formula="of:=[.F88]+[.$B$1]" office:value-type="float" office:value="168000">
            <text:p>168000</text:p>
          </table:table-cell>
          <table:table-cell table:formula="of:=[.G88]+[.H88]-[.$B$1]" office:value-type="float" office:value="173177.761303368">
            <text:p>173178</text:p>
          </table:table-cell>
          <table:table-cell table:formula="of:=([.$G$2]/12)*[.G89]" office:value-type="float" office:value="360.787002715349">
            <text:p>361</text:p>
          </table:table-cell>
          <table:table-cell table:formula="of:=[.I88]+[.H89]" office:value-type="float" office:value="41538.5483060831">
            <text:p>41539</text:p>
          </table:table-cell>
        </table:table-row>
        <table:table-row table:style-name="ro1">
          <table:table-cell table:formula="of:=[.A89]+1" office:value-type="float" office:value="85">
            <text:p>85</text:p>
          </table:table-cell>
          <table:table-cell table:formula="of:=[.B89]+[.$B$1]" office:value-type="float" office:value="170000">
            <text:p>170000</text:p>
          </table:table-cell>
          <table:table-cell table:formula="of:=[.C89]*(1-[.$B$2]/12)+[.$B$1]*(1-[.$B$2]/12)" office:value-type="float" office:value="142807.778563401">
            <text:p>142808</text:p>
          </table:table-cell>
          <table:table-cell table:formula="of:=[.B90]-[.C90]" office:value-type="float" office:value="27192.2214365992">
            <text:p>27192</text:p>
          </table:table-cell>
          <table:table-cell/>
          <table:table-cell table:formula="of:=[.F89]+[.$B$1]" office:value-type="float" office:value="170000">
            <text:p>170000</text:p>
          </table:table-cell>
          <table:table-cell table:formula="of:=[.G89]+[.H89]-[.$B$1]" office:value-type="float" office:value="171538.548306083">
            <text:p>171539</text:p>
          </table:table-cell>
          <table:table-cell table:formula="of:=([.$G$2]/12)*[.G90]" office:value-type="float" office:value="357.371975637673">
            <text:p>357</text:p>
          </table:table-cell>
          <table:table-cell table:formula="of:=[.I89]+[.H90]" office:value-type="float" office:value="41895.9202817208">
            <text:p>41896</text:p>
          </table:table-cell>
        </table:table-row>
        <table:table-row table:style-name="ro1">
          <table:table-cell table:formula="of:=[.A90]+1" office:value-type="float" office:value="86">
            <text:p>86</text:p>
          </table:table-cell>
          <table:table-cell table:formula="of:=[.B90]+[.$B$1]" office:value-type="float" office:value="172000">
            <text:p>172000</text:p>
          </table:table-cell>
          <table:table-cell table:formula="of:=[.C90]*(1-[.$B$2]/12)+[.$B$1]*(1-[.$B$2]/12)" office:value-type="float" office:value="144204.412819387">
            <text:p>144204</text:p>
          </table:table-cell>
          <table:table-cell table:formula="of:=[.B91]-[.C91]" office:value-type="float" office:value="27795.5871806133">
            <text:p>27796</text:p>
          </table:table-cell>
          <table:table-cell/>
          <table:table-cell table:formula="of:=[.F90]+[.$B$1]" office:value-type="float" office:value="172000">
            <text:p>172000</text:p>
          </table:table-cell>
          <table:table-cell table:formula="of:=[.G90]+[.H90]-[.$B$1]" office:value-type="float" office:value="169895.920281721">
            <text:p>169896</text:p>
          </table:table-cell>
          <table:table-cell table:formula="of:=([.$G$2]/12)*[.G91]" office:value-type="float" office:value="353.949833920251">
            <text:p>354</text:p>
          </table:table-cell>
          <table:table-cell table:formula="of:=[.I90]+[.H91]" office:value-type="float" office:value="42249.870115641">
            <text:p>42250</text:p>
          </table:table-cell>
        </table:table-row>
        <table:table-row table:style-name="ro1">
          <table:table-cell table:formula="of:=[.A91]+1" office:value-type="float" office:value="87">
            <text:p>87</text:p>
          </table:table-cell>
          <table:table-cell table:formula="of:=[.B91]+[.$B$1]" office:value-type="float" office:value="174000">
            <text:p>174000</text:p>
          </table:table-cell>
          <table:table-cell table:formula="of:=[.C91]*(1-[.$B$2]/12)+[.$B$1]*(1-[.$B$2]/12)" office:value-type="float" office:value="145595.227765973">
            <text:p>145595</text:p>
          </table:table-cell>
          <table:table-cell table:formula="of:=[.B92]-[.C92]" office:value-type="float" office:value="28404.7722340274">
            <text:p>28405</text:p>
          </table:table-cell>
          <table:table-cell/>
          <table:table-cell table:formula="of:=[.F91]+[.$B$1]" office:value-type="float" office:value="174000">
            <text:p>174000</text:p>
          </table:table-cell>
          <table:table-cell table:formula="of:=[.G91]+[.H91]-[.$B$1]" office:value-type="float" office:value="168249.870115641">
            <text:p>168250</text:p>
          </table:table-cell>
          <table:table-cell table:formula="of:=([.$G$2]/12)*[.G92]" office:value-type="float" office:value="350.520562740919">
            <text:p>351</text:p>
          </table:table-cell>
          <table:table-cell table:formula="of:=[.I91]+[.H92]" office:value-type="float" office:value="42600.390678382">
            <text:p>42600</text:p>
          </table:table-cell>
        </table:table-row>
        <table:table-row table:style-name="ro1">
          <table:table-cell table:formula="of:=[.A92]+1" office:value-type="float" office:value="88">
            <text:p>88</text:p>
          </table:table-cell>
          <table:table-cell table:formula="of:=[.B92]+[.$B$1]" office:value-type="float" office:value="176000">
            <text:p>176000</text:p>
          </table:table-cell>
          <table:table-cell table:formula="of:=[.C92]*(1-[.$B$2]/12)+[.$B$1]*(1-[.$B$2]/12)" office:value-type="float" office:value="146980.247650281">
            <text:p>146980</text:p>
          </table:table-cell>
          <table:table-cell table:formula="of:=[.B93]-[.C93]" office:value-type="float" office:value="29019.752349719">
            <text:p>29020</text:p>
          </table:table-cell>
          <table:table-cell/>
          <table:table-cell table:formula="of:=[.F92]+[.$B$1]" office:value-type="float" office:value="176000">
            <text:p>176000</text:p>
          </table:table-cell>
          <table:table-cell table:formula="of:=[.G92]+[.H92]-[.$B$1]" office:value-type="float" office:value="166600.390678382">
            <text:p>166600</text:p>
          </table:table-cell>
          <table:table-cell table:formula="of:=([.$G$2]/12)*[.G93]" office:value-type="float" office:value="347.084147246629">
            <text:p>347</text:p>
          </table:table-cell>
          <table:table-cell table:formula="of:=[.I92]+[.H93]" office:value-type="float" office:value="42947.4748256286">
            <text:p>42947</text:p>
          </table:table-cell>
        </table:table-row>
        <table:table-row table:style-name="ro1">
          <table:table-cell table:formula="of:=[.A93]+1" office:value-type="float" office:value="89">
            <text:p>89</text:p>
          </table:table-cell>
          <table:table-cell table:formula="of:=[.B93]+[.$B$1]" office:value-type="float" office:value="178000">
            <text:p>178000</text:p>
          </table:table-cell>
          <table:table-cell table:formula="of:=[.C93]*(1-[.$B$2]/12)+[.$B$1]*(1-[.$B$2]/12)" office:value-type="float" office:value="148359.496618405">
            <text:p>148359</text:p>
          </table:table-cell>
          <table:table-cell table:formula="of:=[.B94]-[.C94]" office:value-type="float" office:value="29640.5033815952">
            <text:p>29641</text:p>
          </table:table-cell>
          <table:table-cell/>
          <table:table-cell table:formula="of:=[.F93]+[.$B$1]" office:value-type="float" office:value="178000">
            <text:p>178000</text:p>
          </table:table-cell>
          <table:table-cell table:formula="of:=[.G93]+[.H93]-[.$B$1]" office:value-type="float" office:value="164947.474825628">
            <text:p>164947</text:p>
          </table:table-cell>
          <table:table-cell table:formula="of:=([.$G$2]/12)*[.G94]" office:value-type="float" office:value="343.640572553393">
            <text:p>344</text:p>
          </table:table-cell>
          <table:table-cell table:formula="of:=[.I93]+[.H94]" office:value-type="float" office:value="43291.115398182">
            <text:p>43291</text:p>
          </table:table-cell>
        </table:table-row>
        <table:table-row table:style-name="ro1">
          <table:table-cell table:formula="of:=[.A94]+1" office:value-type="float" office:value="90">
            <text:p>90</text:p>
          </table:table-cell>
          <table:table-cell table:formula="of:=[.B94]+[.$B$1]" office:value-type="float" office:value="180000">
            <text:p>180000</text:p>
          </table:table-cell>
          <table:table-cell table:formula="of:=[.C94]*(1-[.$B$2]/12)+[.$B$1]*(1-[.$B$2]/12)" office:value-type="float" office:value="149732.998715828">
            <text:p>149733</text:p>
          </table:table-cell>
          <table:table-cell table:formula="of:=[.B95]-[.C95]" office:value-type="float" office:value="30267.0012841719">
            <text:p>30267</text:p>
          </table:table-cell>
          <table:table-cell/>
          <table:table-cell table:formula="of:=[.F94]+[.$B$1]" office:value-type="float" office:value="180000">
            <text:p>180000</text:p>
          </table:table-cell>
          <table:table-cell table:formula="of:=[.G94]+[.H94]-[.$B$1]" office:value-type="float" office:value="163291.115398182">
            <text:p>163291</text:p>
          </table:table-cell>
          <table:table-cell table:formula="of:=([.$G$2]/12)*[.G95]" office:value-type="float" office:value="340.189823746212">
            <text:p>340</text:p>
          </table:table-cell>
          <table:table-cell table:formula="of:=[.I94]+[.H95]" office:value-type="float" office:value="43631.3052219282">
            <text:p>43631</text:p>
          </table:table-cell>
        </table:table-row>
        <table:table-row table:style-name="ro1">
          <table:table-cell table:formula="of:=[.A95]+1" office:value-type="float" office:value="91">
            <text:p>91</text:p>
          </table:table-cell>
          <table:table-cell table:formula="of:=[.B95]+[.$B$1]" office:value-type="float" office:value="182000">
            <text:p>182000</text:p>
          </table:table-cell>
          <table:table-cell table:formula="of:=[.C95]*(1-[.$B$2]/12)+[.$B$1]*(1-[.$B$2]/12)" office:value-type="float" office:value="151100.777887846">
            <text:p>151101</text:p>
          </table:table-cell>
          <table:table-cell table:formula="of:=[.B96]-[.C96]" office:value-type="float" office:value="30899.2221121545">
            <text:p>30899</text:p>
          </table:table-cell>
          <table:table-cell/>
          <table:table-cell table:formula="of:=[.F95]+[.$B$1]" office:value-type="float" office:value="182000">
            <text:p>182000</text:p>
          </table:table-cell>
          <table:table-cell table:formula="of:=[.G95]+[.H95]-[.$B$1]" office:value-type="float" office:value="161631.305221928">
            <text:p>161631</text:p>
          </table:table-cell>
          <table:table-cell table:formula="of:=([.$G$2]/12)*[.G96]" office:value-type="float" office:value="336.731885879017">
            <text:p>337</text:p>
          </table:table-cell>
          <table:table-cell table:formula="of:=[.I95]+[.H96]" office:value-type="float" office:value="43968.0371078072">
            <text:p>43968</text:p>
          </table:table-cell>
        </table:table-row>
        <table:table-row table:style-name="ro1">
          <table:table-cell table:formula="of:=[.A96]+1" office:value-type="float" office:value="92">
            <text:p>92</text:p>
          </table:table-cell>
          <table:table-cell table:formula="of:=[.B96]+[.$B$1]" office:value-type="float" office:value="184000">
            <text:p>184000</text:p>
          </table:table-cell>
          <table:table-cell table:formula="of:=[.C96]*(1-[.$B$2]/12)+[.$B$1]*(1-[.$B$2]/12)" office:value-type="float" office:value="152462.857979979">
            <text:p>152463</text:p>
          </table:table-cell>
          <table:table-cell table:formula="of:=[.B97]-[.C97]" office:value-type="float" office:value="31537.1420200205">
            <text:p>31537</text:p>
          </table:table-cell>
          <table:table-cell/>
          <table:table-cell table:formula="of:=[.F96]+[.$B$1]" office:value-type="float" office:value="184000">
            <text:p>184000</text:p>
          </table:table-cell>
          <table:table-cell table:formula="of:=[.G96]+[.H96]-[.$B$1]" office:value-type="float" office:value="159968.037107807">
            <text:p>159968</text:p>
          </table:table-cell>
          <table:table-cell table:formula="of:=([.$G$2]/12)*[.G97]" office:value-type="float" office:value="333.266743974598">
            <text:p>333</text:p>
          </table:table-cell>
          <table:table-cell table:formula="of:=[.I96]+[.H97]" office:value-type="float" office:value="44301.3038517818">
            <text:p>44301</text:p>
          </table:table-cell>
        </table:table-row>
        <table:table-row table:style-name="ro1">
          <table:table-cell table:formula="of:=[.A97]+1" office:value-type="float" office:value="93">
            <text:p>93</text:p>
          </table:table-cell>
          <table:table-cell table:formula="of:=[.B97]+[.$B$1]" office:value-type="float" office:value="186000">
            <text:p>186000</text:p>
          </table:table-cell>
          <table:table-cell table:formula="of:=[.C97]*(1-[.$B$2]/12)+[.$B$1]*(1-[.$B$2]/12)" office:value-type="float" office:value="153819.262738396">
            <text:p>153819</text:p>
          </table:table-cell>
          <table:table-cell table:formula="of:=[.B98]-[.C98]" office:value-type="float" office:value="32180.7372616038">
            <text:p>32181</text:p>
          </table:table-cell>
          <table:table-cell/>
          <table:table-cell table:formula="of:=[.F97]+[.$B$1]" office:value-type="float" office:value="186000">
            <text:p>186000</text:p>
          </table:table-cell>
          <table:table-cell table:formula="of:=[.G97]+[.H97]-[.$B$1]" office:value-type="float" office:value="158301.303851782">
            <text:p>158301</text:p>
          </table:table-cell>
          <table:table-cell table:formula="of:=([.$G$2]/12)*[.G98]" office:value-type="float" office:value="329.794383024545">
            <text:p>330</text:p>
          </table:table-cell>
          <table:table-cell table:formula="of:=[.I97]+[.H98]" office:value-type="float" office:value="44631.0982348064">
            <text:p>44631</text:p>
          </table:table-cell>
        </table:table-row>
        <table:table-row table:style-name="ro1">
          <table:table-cell table:formula="of:=[.A98]+1" office:value-type="float" office:value="94">
            <text:p>94</text:p>
          </table:table-cell>
          <table:table-cell table:formula="of:=[.B98]+[.$B$1]" office:value-type="float" office:value="188000">
            <text:p>188000</text:p>
          </table:table-cell>
          <table:table-cell table:formula="of:=[.C98]*(1-[.$B$2]/12)+[.$B$1]*(1-[.$B$2]/12)" office:value-type="float" office:value="155170.01581032">
            <text:p>155170</text:p>
          </table:table-cell>
          <table:table-cell table:formula="of:=[.B99]-[.C99]" office:value-type="float" office:value="32829.9841896804">
            <text:p>32830</text:p>
          </table:table-cell>
          <table:table-cell/>
          <table:table-cell table:formula="of:=[.F98]+[.$B$1]" office:value-type="float" office:value="188000">
            <text:p>188000</text:p>
          </table:table-cell>
          <table:table-cell table:formula="of:=[.G98]+[.H98]-[.$B$1]" office:value-type="float" office:value="156631.098234806">
            <text:p>156631</text:p>
          </table:table-cell>
          <table:table-cell table:formula="of:=([.$G$2]/12)*[.G99]" office:value-type="float" office:value="326.31478798918">
            <text:p>326</text:p>
          </table:table-cell>
          <table:table-cell table:formula="of:=[.I98]+[.H99]" office:value-type="float" office:value="44957.4130227955">
            <text:p>44957</text:p>
          </table:table-cell>
        </table:table-row>
        <table:table-row table:style-name="ro1">
          <table:table-cell table:formula="of:=[.A99]+1" office:value-type="float" office:value="95">
            <text:p>95</text:p>
          </table:table-cell>
          <table:table-cell table:formula="of:=[.B99]+[.$B$1]" office:value-type="float" office:value="190000">
            <text:p>190000</text:p>
          </table:table-cell>
          <table:table-cell table:formula="of:=[.C99]*(1-[.$B$2]/12)+[.$B$1]*(1-[.$B$2]/12)" office:value-type="float" office:value="156515.140744443">
            <text:p>156515</text:p>
          </table:table-cell>
          <table:table-cell table:formula="of:=[.B100]-[.C100]" office:value-type="float" office:value="33484.8592555568">
            <text:p>33485</text:p>
          </table:table-cell>
          <table:table-cell/>
          <table:table-cell table:formula="of:=[.F99]+[.$B$1]" office:value-type="float" office:value="190000">
            <text:p>190000</text:p>
          </table:table-cell>
          <table:table-cell table:formula="of:=[.G99]+[.H99]-[.$B$1]" office:value-type="float" office:value="154957.413022795">
            <text:p>154957</text:p>
          </table:table-cell>
          <table:table-cell table:formula="of:=([.$G$2]/12)*[.G100]" office:value-type="float" office:value="322.82794379749">
            <text:p>323</text:p>
          </table:table-cell>
          <table:table-cell table:formula="of:=[.I99]+[.H100]" office:value-type="float" office:value="45280.240966593">
            <text:p>45280</text:p>
          </table:table-cell>
        </table:table-row>
        <table:table-row table:style-name="ro1">
          <table:table-cell table:formula="of:=[.A100]+1" office:value-type="float" office:value="96">
            <text:p>96</text:p>
          </table:table-cell>
          <table:table-cell table:formula="of:=[.B100]+[.$B$1]" office:value-type="float" office:value="192000">
            <text:p>192000</text:p>
          </table:table-cell>
          <table:table-cell table:formula="of:=[.C100]*(1-[.$B$2]/12)+[.$B$1]*(1-[.$B$2]/12)" office:value-type="float" office:value="157854.660991341">
            <text:p>157855</text:p>
          </table:table-cell>
          <table:table-cell table:formula="of:=[.B101]-[.C101]" office:value-type="float" office:value="34145.3390086586">
            <text:p>34145</text:p>
          </table:table-cell>
          <table:table-cell/>
          <table:table-cell table:formula="of:=[.F100]+[.$B$1]" office:value-type="float" office:value="192000">
            <text:p>192000</text:p>
          </table:table-cell>
          <table:table-cell table:formula="of:=[.G100]+[.H100]-[.$B$1]" office:value-type="float" office:value="153280.240966593">
            <text:p>153280</text:p>
          </table:table-cell>
          <table:table-cell table:formula="of:=([.$G$2]/12)*[.G101]" office:value-type="float" office:value="319.333835347068">
            <text:p>319</text:p>
          </table:table-cell>
          <table:table-cell table:formula="of:=[.I100]+[.H101]" office:value-type="float" office:value="45599.5748019401">
            <text:p>45600</text:p>
          </table:table-cell>
        </table:table-row>
        <table:table-row table:style-name="ro1">
          <table:table-cell table:formula="of:=[.A101]+1" office:value-type="float" office:value="97">
            <text:p>97</text:p>
          </table:table-cell>
          <table:table-cell table:formula="of:=[.B101]+[.$B$1]" office:value-type="float" office:value="194000">
            <text:p>194000</text:p>
          </table:table-cell>
          <table:table-cell table:formula="of:=[.C101]*(1-[.$B$2]/12)+[.$B$1]*(1-[.$B$2]/12)" office:value-type="float" office:value="159188.599903877">
            <text:p>159189</text:p>
          </table:table-cell>
          <table:table-cell table:formula="of:=[.B102]-[.C102]" office:value-type="float" office:value="34811.4000961226">
            <text:p>34811</text:p>
          </table:table-cell>
          <table:table-cell/>
          <table:table-cell table:formula="of:=[.F101]+[.$B$1]" office:value-type="float" office:value="194000">
            <text:p>194000</text:p>
          </table:table-cell>
          <table:table-cell table:formula="of:=[.G101]+[.H101]-[.$B$1]" office:value-type="float" office:value="151599.57480194">
            <text:p>151600</text:p>
          </table:table-cell>
          <table:table-cell table:formula="of:=([.$G$2]/12)*[.G102]" office:value-type="float" office:value="315.832447504042">
            <text:p>316</text:p>
          </table:table-cell>
          <table:table-cell table:formula="of:=[.I101]+[.H102]" office:value-type="float" office:value="45915.4072494441">
            <text:p>45915</text:p>
          </table:table-cell>
        </table:table-row>
        <table:table-row table:style-name="ro1">
          <table:table-cell table:formula="of:=[.A102]+1" office:value-type="float" office:value="98">
            <text:p>98</text:p>
          </table:table-cell>
          <table:table-cell table:formula="of:=[.B102]+[.$B$1]" office:value-type="float" office:value="196000">
            <text:p>196000</text:p>
          </table:table-cell>
          <table:table-cell table:formula="of:=[.C102]*(1-[.$B$2]/12)+[.$B$1]*(1-[.$B$2]/12)" office:value-type="float" office:value="160516.980737611">
            <text:p>160517</text:p>
          </table:table-cell>
          <table:table-cell table:formula="of:=[.B103]-[.C103]" office:value-type="float" office:value="35483.0192623887">
            <text:p>35483</text:p>
          </table:table-cell>
          <table:table-cell/>
          <table:table-cell table:formula="of:=[.F102]+[.$B$1]" office:value-type="float" office:value="196000">
            <text:p>196000</text:p>
          </table:table-cell>
          <table:table-cell table:formula="of:=[.G102]+[.H102]-[.$B$1]" office:value-type="float" office:value="149915.407249444">
            <text:p>149915</text:p>
          </table:table-cell>
          <table:table-cell table:formula="of:=([.$G$2]/12)*[.G103]" office:value-type="float" office:value="312.323765103008">
            <text:p>312</text:p>
          </table:table-cell>
          <table:table-cell table:formula="of:=[.I102]+[.H103]" office:value-type="float" office:value="46227.7310145471">
            <text:p>46228</text:p>
          </table:table-cell>
        </table:table-row>
        <table:table-row table:style-name="ro1">
          <table:table-cell table:formula="of:=[.A103]+1" office:value-type="float" office:value="99">
            <text:p>99</text:p>
          </table:table-cell>
          <table:table-cell table:formula="of:=[.B103]+[.$B$1]" office:value-type="float" office:value="198000">
            <text:p>198000</text:p>
          </table:table-cell>
          <table:table-cell table:formula="of:=[.C103]*(1-[.$B$2]/12)+[.$B$1]*(1-[.$B$2]/12)" office:value-type="float" office:value="161839.826651205">
            <text:p>161840</text:p>
          </table:table-cell>
          <table:table-cell table:formula="of:=[.B104]-[.C104]" office:value-type="float" office:value="36160.1733487954">
            <text:p>36160</text:p>
          </table:table-cell>
          <table:table-cell/>
          <table:table-cell table:formula="of:=[.F103]+[.$B$1]" office:value-type="float" office:value="198000">
            <text:p>198000</text:p>
          </table:table-cell>
          <table:table-cell table:formula="of:=[.G103]+[.H103]-[.$B$1]" office:value-type="float" office:value="148227.731014547">
            <text:p>148228</text:p>
          </table:table-cell>
          <table:table-cell table:formula="of:=([.$G$2]/12)*[.G104]" office:value-type="float" office:value="308.807772946973">
            <text:p>309</text:p>
          </table:table-cell>
          <table:table-cell table:formula="of:=[.I103]+[.H104]" office:value-type="float" office:value="46536.5387874941">
            <text:p>46537</text:p>
          </table:table-cell>
        </table:table-row>
        <table:table-row table:style-name="ro1">
          <table:table-cell table:formula="of:=[.A104]+1" office:value-type="float" office:value="100">
            <text:p>100</text:p>
          </table:table-cell>
          <table:table-cell table:formula="of:=[.B104]+[.$B$1]" office:value-type="float" office:value="200000">
            <text:p>200000</text:p>
          </table:table-cell>
          <table:table-cell table:formula="of:=[.C104]*(1-[.$B$2]/12)+[.$B$1]*(1-[.$B$2]/12)" office:value-type="float" office:value="163157.160706825">
            <text:p>163157</text:p>
          </table:table-cell>
          <table:table-cell table:formula="of:=[.B105]-[.C105]" office:value-type="float" office:value="36842.8392931755">
            <text:p>36843</text:p>
          </table:table-cell>
          <table:table-cell/>
          <table:table-cell table:formula="of:=[.F104]+[.$B$1]" office:value-type="float" office:value="200000">
            <text:p>200000</text:p>
          </table:table-cell>
          <table:table-cell table:formula="of:=[.G104]+[.H104]-[.$B$1]" office:value-type="float" office:value="146536.538787494">
            <text:p>146537</text:p>
          </table:table-cell>
          <table:table-cell table:formula="of:=([.$G$2]/12)*[.G105]" office:value-type="float" office:value="305.284455807279">
            <text:p>305</text:p>
          </table:table-cell>
          <table:table-cell table:formula="of:=[.I104]+[.H105]" office:value-type="float" office:value="46841.8232433014">
            <text:p>46842</text:p>
          </table:table-cell>
        </table:table-row>
        <table:table-row table:style-name="ro1">
          <table:table-cell table:formula="of:=[.A105]+1" office:value-type="float" office:value="101">
            <text:p>101</text:p>
          </table:table-cell>
          <table:table-cell table:formula="of:=[.B105]+[.$B$1]" office:value-type="float" office:value="202000">
            <text:p>202000</text:p>
          </table:table-cell>
          <table:table-cell table:formula="of:=[.C105]*(1-[.$B$2]/12)+[.$B$1]*(1-[.$B$2]/12)" office:value-type="float" office:value="164469.005870546">
            <text:p>164469</text:p>
          </table:table-cell>
          <table:table-cell table:formula="of:=[.B106]-[.C106]" office:value-type="float" office:value="37530.9941294539">
            <text:p>37531</text:p>
          </table:table-cell>
          <table:table-cell/>
          <table:table-cell table:formula="of:=[.F105]+[.$B$1]" office:value-type="float" office:value="202000">
            <text:p>202000</text:p>
          </table:table-cell>
          <table:table-cell table:formula="of:=[.G105]+[.H105]-[.$B$1]" office:value-type="float" office:value="144841.823243301">
            <text:p>144842</text:p>
          </table:table-cell>
          <table:table-cell table:formula="of:=([.$G$2]/12)*[.G106]" office:value-type="float" office:value="301.753798423544">
            <text:p>302</text:p>
          </table:table-cell>
          <table:table-cell table:formula="of:=[.I105]+[.H106]" office:value-type="float" office:value="47143.5770417249">
            <text:p>47144</text:p>
          </table:table-cell>
        </table:table-row>
        <table:table-row table:style-name="ro1">
          <table:table-cell table:formula="of:=[.A106]+1" office:value-type="float" office:value="102">
            <text:p>102</text:p>
          </table:table-cell>
          <table:table-cell table:formula="of:=[.B106]+[.$B$1]" office:value-type="float" office:value="204000">
            <text:p>204000</text:p>
          </table:table-cell>
          <table:table-cell table:formula="of:=[.C106]*(1-[.$B$2]/12)+[.$B$1]*(1-[.$B$2]/12)" office:value-type="float" office:value="165775.385012752">
            <text:p>165775</text:p>
          </table:table-cell>
          <table:table-cell table:formula="of:=[.B107]-[.C107]" office:value-type="float" office:value="38224.6149872479">
            <text:p>38225</text:p>
          </table:table-cell>
          <table:table-cell/>
          <table:table-cell table:formula="of:=[.F106]+[.$B$1]" office:value-type="float" office:value="204000">
            <text:p>204000</text:p>
          </table:table-cell>
          <table:table-cell table:formula="of:=[.G106]+[.H106]-[.$B$1]" office:value-type="float" office:value="143143.577041725">
            <text:p>143144</text:p>
          </table:table-cell>
          <table:table-cell table:formula="of:=([.$G$2]/12)*[.G107]" office:value-type="float" office:value="298.215785503593">
            <text:p>298</text:p>
          </table:table-cell>
          <table:table-cell table:formula="of:=[.I106]+[.H107]" office:value-type="float" office:value="47441.7928272285">
            <text:p>47442</text:p>
          </table:table-cell>
        </table:table-row>
        <table:table-row table:style-name="ro1">
          <table:table-cell table:formula="of:=[.A107]+1" office:value-type="float" office:value="103">
            <text:p>103</text:p>
          </table:table-cell>
          <table:table-cell table:formula="of:=[.B107]+[.$B$1]" office:value-type="float" office:value="206000">
            <text:p>206000</text:p>
          </table:table-cell>
          <table:table-cell table:formula="of:=[.C107]*(1-[.$B$2]/12)+[.$B$1]*(1-[.$B$2]/12)" office:value-type="float" office:value="167076.320908532">
            <text:p>167076</text:p>
          </table:table-cell>
          <table:table-cell table:formula="of:=[.B108]-[.C108]" office:value-type="float" office:value="38923.6790914677">
            <text:p>38924</text:p>
          </table:table-cell>
          <table:table-cell/>
          <table:table-cell table:formula="of:=[.F107]+[.$B$1]" office:value-type="float" office:value="206000">
            <text:p>206000</text:p>
          </table:table-cell>
          <table:table-cell table:formula="of:=[.G107]+[.H107]-[.$B$1]" office:value-type="float" office:value="141441.792827228">
            <text:p>141442</text:p>
          </table:table-cell>
          <table:table-cell table:formula="of:=([.$G$2]/12)*[.G108]" office:value-type="float" office:value="294.670401723392">
            <text:p>295</text:p>
          </table:table-cell>
          <table:table-cell table:formula="of:=[.I107]+[.H108]" office:value-type="float" office:value="47736.4632289519">
            <text:p>47736</text:p>
          </table:table-cell>
        </table:table-row>
        <table:table-row table:style-name="ro1">
          <table:table-cell table:formula="of:=[.A108]+1" office:value-type="float" office:value="104">
            <text:p>104</text:p>
          </table:table-cell>
          <table:table-cell table:formula="of:=[.B108]+[.$B$1]" office:value-type="float" office:value="208000">
            <text:p>208000</text:p>
          </table:table-cell>
          <table:table-cell table:formula="of:=[.C108]*(1-[.$B$2]/12)+[.$B$1]*(1-[.$B$2]/12)" office:value-type="float" office:value="168371.83623808">
            <text:p>168372</text:p>
          </table:table-cell>
          <table:table-cell table:formula="of:=[.B109]-[.C109]" office:value-type="float" office:value="39628.1637619199">
            <text:p>39628</text:p>
          </table:table-cell>
          <table:table-cell/>
          <table:table-cell table:formula="of:=[.F108]+[.$B$1]" office:value-type="float" office:value="208000">
            <text:p>208000</text:p>
          </table:table-cell>
          <table:table-cell table:formula="of:=[.G108]+[.H108]-[.$B$1]" office:value-type="float" office:value="139736.463228952">
            <text:p>139736</text:p>
          </table:table-cell>
          <table:table-cell table:formula="of:=([.$G$2]/12)*[.G109]" office:value-type="float" office:value="291.117631726983">
            <text:p>291</text:p>
          </table:table-cell>
          <table:table-cell table:formula="of:=[.I108]+[.H109]" office:value-type="float" office:value="48027.5808606789">
            <text:p>48028</text:p>
          </table:table-cell>
        </table:table-row>
        <table:table-row table:style-name="ro1">
          <table:table-cell table:formula="of:=[.A109]+1" office:value-type="float" office:value="105">
            <text:p>105</text:p>
          </table:table-cell>
          <table:table-cell table:formula="of:=[.B109]+[.$B$1]" office:value-type="float" office:value="210000">
            <text:p>210000</text:p>
          </table:table-cell>
          <table:table-cell table:formula="of:=[.C109]*(1-[.$B$2]/12)+[.$B$1]*(1-[.$B$2]/12)" office:value-type="float" office:value="169661.953587088">
            <text:p>169662</text:p>
          </table:table-cell>
          <table:table-cell table:formula="of:=[.B110]-[.C110]" office:value-type="float" office:value="40338.0464129119">
            <text:p>40338</text:p>
          </table:table-cell>
          <table:table-cell/>
          <table:table-cell table:formula="of:=[.F109]+[.$B$1]" office:value-type="float" office:value="210000">
            <text:p>210000</text:p>
          </table:table-cell>
          <table:table-cell table:formula="of:=[.G109]+[.H109]-[.$B$1]" office:value-type="float" office:value="138027.580860679">
            <text:p>138028</text:p>
          </table:table-cell>
          <table:table-cell table:formula="of:=([.$G$2]/12)*[.G110]" office:value-type="float" office:value="287.557460126414">
            <text:p>288</text:p>
          </table:table-cell>
          <table:table-cell table:formula="of:=[.I109]+[.H110]" office:value-type="float" office:value="48315.1383208053">
            <text:p>48315</text:p>
          </table:table-cell>
        </table:table-row>
        <table:table-row table:style-name="ro1">
          <table:table-cell table:formula="of:=[.A110]+1" office:value-type="float" office:value="106">
            <text:p>106</text:p>
          </table:table-cell>
          <table:table-cell table:formula="of:=[.B110]+[.$B$1]" office:value-type="float" office:value="212000">
            <text:p>212000</text:p>
          </table:table-cell>
          <table:table-cell table:formula="of:=[.C110]*(1-[.$B$2]/12)+[.$B$1]*(1-[.$B$2]/12)" office:value-type="float" office:value="170946.695447142">
            <text:p>170947</text:p>
          </table:table-cell>
          <table:table-cell table:formula="of:=[.B111]-[.C111]" office:value-type="float" office:value="41053.3045528581">
            <text:p>41053</text:p>
          </table:table-cell>
          <table:table-cell/>
          <table:table-cell table:formula="of:=[.F110]+[.$B$1]" office:value-type="float" office:value="212000">
            <text:p>212000</text:p>
          </table:table-cell>
          <table:table-cell table:formula="of:=[.G110]+[.H110]-[.$B$1]" office:value-type="float" office:value="136315.138320805">
            <text:p>136315</text:p>
          </table:table-cell>
          <table:table-cell table:formula="of:=([.$G$2]/12)*[.G111]" office:value-type="float" office:value="283.989871501677">
            <text:p>284</text:p>
          </table:table-cell>
          <table:table-cell table:formula="of:=[.I110]+[.H111]" office:value-type="float" office:value="48599.128192307">
            <text:p>48599</text:p>
          </table:table-cell>
        </table:table-row>
        <table:table-row table:style-name="ro1">
          <table:table-cell table:formula="of:=[.A111]+1" office:value-type="float" office:value="107">
            <text:p>107</text:p>
          </table:table-cell>
          <table:table-cell table:formula="of:=[.B111]+[.$B$1]" office:value-type="float" office:value="214000">
            <text:p>214000</text:p>
          </table:table-cell>
          <table:table-cell table:formula="of:=[.C111]*(1-[.$B$2]/12)+[.$B$1]*(1-[.$B$2]/12)" office:value-type="float" office:value="172226.084216112">
            <text:p>172226</text:p>
          </table:table-cell>
          <table:table-cell table:formula="of:=[.B112]-[.C112]" office:value-type="float" office:value="41773.9157838879">
            <text:p>41774</text:p>
          </table:table-cell>
          <table:table-cell/>
          <table:table-cell table:formula="of:=[.F111]+[.$B$1]" office:value-type="float" office:value="214000">
            <text:p>214000</text:p>
          </table:table-cell>
          <table:table-cell table:formula="of:=[.G111]+[.H111]-[.$B$1]" office:value-type="float" office:value="134599.128192307">
            <text:p>134599</text:p>
          </table:table-cell>
          <table:table-cell table:formula="of:=([.$G$2]/12)*[.G112]" office:value-type="float" office:value="280.414850400639">
            <text:p>280</text:p>
          </table:table-cell>
          <table:table-cell table:formula="of:=[.I111]+[.H112]" office:value-type="float" office:value="48879.5430427076">
            <text:p>48880</text:p>
          </table:table-cell>
        </table:table-row>
        <table:table-row table:style-name="ro1">
          <table:table-cell table:formula="of:=[.A112]+1" office:value-type="float" office:value="108">
            <text:p>108</text:p>
          </table:table-cell>
          <table:table-cell table:formula="of:=[.B112]+[.$B$1]" office:value-type="float" office:value="216000">
            <text:p>216000</text:p>
          </table:table-cell>
          <table:table-cell table:formula="of:=[.C112]*(1-[.$B$2]/12)+[.$B$1]*(1-[.$B$2]/12)" office:value-type="float" office:value="173500.142198545">
            <text:p>173500</text:p>
          </table:table-cell>
          <table:table-cell table:formula="of:=[.B113]-[.C113]" office:value-type="float" office:value="42499.857801455">
            <text:p>42500</text:p>
          </table:table-cell>
          <table:table-cell/>
          <table:table-cell table:formula="of:=[.F112]+[.$B$1]" office:value-type="float" office:value="216000">
            <text:p>216000</text:p>
          </table:table-cell>
          <table:table-cell table:formula="of:=[.G112]+[.H112]-[.$B$1]" office:value-type="float" office:value="132879.543042707">
            <text:p>132880</text:p>
          </table:table-cell>
          <table:table-cell table:formula="of:=([.$G$2]/12)*[.G113]" office:value-type="float" office:value="276.832381338974">
            <text:p>277</text:p>
          </table:table-cell>
          <table:table-cell table:formula="of:=[.I112]+[.H113]" office:value-type="float" office:value="49156.3754240466">
            <text:p>49156</text:p>
          </table:table-cell>
        </table:table-row>
        <table:table-row table:style-name="ro1">
          <table:table-cell table:formula="of:=[.A113]+1" office:value-type="float" office:value="109">
            <text:p>109</text:p>
          </table:table-cell>
          <table:table-cell table:formula="of:=[.B113]+[.$B$1]" office:value-type="float" office:value="218000">
            <text:p>218000</text:p>
          </table:table-cell>
          <table:table-cell table:formula="of:=[.C113]*(1-[.$B$2]/12)+[.$B$1]*(1-[.$B$2]/12)" office:value-type="float" office:value="174768.891606051">
            <text:p>174769</text:p>
          </table:table-cell>
          <table:table-cell table:formula="of:=[.B114]-[.C114]" office:value-type="float" office:value="43231.108393949">
            <text:p>43231</text:p>
          </table:table-cell>
          <table:table-cell/>
          <table:table-cell table:formula="of:=[.F113]+[.$B$1]" office:value-type="float" office:value="218000">
            <text:p>218000</text:p>
          </table:table-cell>
          <table:table-cell table:formula="of:=[.G113]+[.H113]-[.$B$1]" office:value-type="float" office:value="131156.375424046">
            <text:p>131156</text:p>
          </table:table-cell>
          <table:table-cell table:formula="of:=([.$G$2]/12)*[.G114]" office:value-type="float" office:value="273.242448800097">
            <text:p>273</text:p>
          </table:table-cell>
          <table:table-cell table:formula="of:=[.I113]+[.H114]" office:value-type="float" office:value="49429.6178728467">
            <text:p>49430</text:p>
          </table:table-cell>
        </table:table-row>
        <table:table-row table:style-name="ro1">
          <table:table-cell table:formula="of:=[.A114]+1" office:value-type="float" office:value="110">
            <text:p>110</text:p>
          </table:table-cell>
          <table:table-cell table:formula="of:=[.B114]+[.$B$1]" office:value-type="float" office:value="220000">
            <text:p>220000</text:p>
          </table:table-cell>
          <table:table-cell table:formula="of:=[.C114]*(1-[.$B$2]/12)+[.$B$1]*(1-[.$B$2]/12)" office:value-type="float" office:value="176032.354557692">
            <text:p>176032</text:p>
          </table:table-cell>
          <table:table-cell table:formula="of:=[.B115]-[.C115]" office:value-type="float" office:value="43967.6454423075">
            <text:p>43968</text:p>
          </table:table-cell>
          <table:table-cell/>
          <table:table-cell table:formula="of:=[.F114]+[.$B$1]" office:value-type="float" office:value="220000">
            <text:p>220000</text:p>
          </table:table-cell>
          <table:table-cell table:formula="of:=[.G114]+[.H114]-[.$B$1]" office:value-type="float" office:value="129429.617872847">
            <text:p>129430</text:p>
          </table:table-cell>
          <table:table-cell table:formula="of:=([.$G$2]/12)*[.G115]" office:value-type="float" office:value="269.645037235097">
            <text:p>270</text:p>
          </table:table-cell>
          <table:table-cell table:formula="of:=[.I114]+[.H115]" office:value-type="float" office:value="49699.2629100818">
            <text:p>49699</text:p>
          </table:table-cell>
        </table:table-row>
        <table:table-row table:style-name="ro1">
          <table:table-cell table:formula="of:=[.A115]+1" office:value-type="float" office:value="111">
            <text:p>111</text:p>
          </table:table-cell>
          <table:table-cell table:formula="of:=[.B115]+[.$B$1]" office:value-type="float" office:value="222000">
            <text:p>222000</text:p>
          </table:table-cell>
          <table:table-cell table:formula="of:=[.C115]*(1-[.$B$2]/12)+[.$B$1]*(1-[.$B$2]/12)" office:value-type="float" office:value="177290.553080369">
            <text:p>177291</text:p>
          </table:table-cell>
          <table:table-cell table:formula="of:=[.B116]-[.C116]" office:value-type="float" office:value="44709.4469196312">
            <text:p>44709</text:p>
          </table:table-cell>
          <table:table-cell/>
          <table:table-cell table:formula="of:=[.F115]+[.$B$1]" office:value-type="float" office:value="222000">
            <text:p>222000</text:p>
          </table:table-cell>
          <table:table-cell table:formula="of:=[.G115]+[.H115]-[.$B$1]" office:value-type="float" office:value="127699.262910082">
            <text:p>127699</text:p>
          </table:table-cell>
          <table:table-cell table:formula="of:=([.$G$2]/12)*[.G116]" office:value-type="float" office:value="266.04013106267">
            <text:p>266</text:p>
          </table:table-cell>
          <table:table-cell table:formula="of:=[.I115]+[.H116]" office:value-type="float" office:value="49965.3030411445">
            <text:p>49965</text:p>
          </table:table-cell>
        </table:table-row>
        <table:table-row table:style-name="ro1">
          <table:table-cell table:formula="of:=[.A116]+1" office:value-type="float" office:value="112">
            <text:p>112</text:p>
          </table:table-cell>
          <table:table-cell table:formula="of:=[.B116]+[.$B$1]" office:value-type="float" office:value="224000">
            <text:p>224000</text:p>
          </table:table-cell>
          <table:table-cell table:formula="of:=[.C116]*(1-[.$B$2]/12)+[.$B$1]*(1-[.$B$2]/12)" office:value-type="float" office:value="178543.509109201">
            <text:p>178544</text:p>
          </table:table-cell>
          <table:table-cell table:formula="of:=[.B117]-[.C117]" office:value-type="float" office:value="45456.4908907994">
            <text:p>45456</text:p>
          </table:table-cell>
          <table:table-cell/>
          <table:table-cell table:formula="of:=[.F116]+[.$B$1]" office:value-type="float" office:value="224000">
            <text:p>224000</text:p>
          </table:table-cell>
          <table:table-cell table:formula="of:=[.G116]+[.H116]-[.$B$1]" office:value-type="float" office:value="125965.303041144">
            <text:p>125965</text:p>
          </table:table-cell>
          <table:table-cell table:formula="of:=([.$G$2]/12)*[.G117]" office:value-type="float" office:value="262.427714669051">
            <text:p>262</text:p>
          </table:table-cell>
          <table:table-cell table:formula="of:=[.I116]+[.H117]" office:value-type="float" office:value="50227.7307558135">
            <text:p>50228</text:p>
          </table:table-cell>
        </table:table-row>
        <table:table-row table:style-name="ro1">
          <table:table-cell table:formula="of:=[.A117]+1" office:value-type="float" office:value="113">
            <text:p>113</text:p>
          </table:table-cell>
          <table:table-cell table:formula="of:=[.B117]+[.$B$1]" office:value-type="float" office:value="226000">
            <text:p>226000</text:p>
          </table:table-cell>
          <table:table-cell table:formula="of:=[.C117]*(1-[.$B$2]/12)+[.$B$1]*(1-[.$B$2]/12)" office:value-type="float" office:value="179791.244487912">
            <text:p>179791</text:p>
          </table:table-cell>
          <table:table-cell table:formula="of:=[.B118]-[.C118]" office:value-type="float" office:value="46208.7555120878">
            <text:p>46209</text:p>
          </table:table-cell>
          <table:table-cell/>
          <table:table-cell table:formula="of:=[.F117]+[.$B$1]" office:value-type="float" office:value="226000">
            <text:p>226000</text:p>
          </table:table-cell>
          <table:table-cell table:formula="of:=[.G117]+[.H117]-[.$B$1]" office:value-type="float" office:value="124227.730755813">
            <text:p>124228</text:p>
          </table:table-cell>
          <table:table-cell table:formula="of:=([.$G$2]/12)*[.G118]" office:value-type="float" office:value="258.807772407945">
            <text:p>259</text:p>
          </table:table-cell>
          <table:table-cell table:formula="of:=[.I117]+[.H118]" office:value-type="float" office:value="50486.5385282215">
            <text:p>50487</text:p>
          </table:table-cell>
        </table:table-row>
        <table:table-row table:style-name="ro1">
          <table:table-cell table:formula="of:=[.A118]+1" office:value-type="float" office:value="114">
            <text:p>114</text:p>
          </table:table-cell>
          <table:table-cell table:formula="of:=[.B118]+[.$B$1]" office:value-type="float" office:value="228000">
            <text:p>228000</text:p>
          </table:table-cell>
          <table:table-cell table:formula="of:=[.C118]*(1-[.$B$2]/12)+[.$B$1]*(1-[.$B$2]/12)" office:value-type="float" office:value="181033.780969213">
            <text:p>181034</text:p>
          </table:table-cell>
          <table:table-cell table:formula="of:=[.B119]-[.C119]" office:value-type="float" office:value="46966.2190307874">
            <text:p>46966</text:p>
          </table:table-cell>
          <table:table-cell/>
          <table:table-cell table:formula="of:=[.F118]+[.$B$1]" office:value-type="float" office:value="228000">
            <text:p>228000</text:p>
          </table:table-cell>
          <table:table-cell table:formula="of:=[.G118]+[.H118]-[.$B$1]" office:value-type="float" office:value="122486.538528221">
            <text:p>122487</text:p>
          </table:table-cell>
          <table:table-cell table:formula="of:=([.$G$2]/12)*[.G119]" office:value-type="float" office:value="255.180288600461">
            <text:p>255</text:p>
          </table:table-cell>
          <table:table-cell table:formula="of:=[.I118]+[.H119]" office:value-type="float" office:value="50741.7188168219">
            <text:p>50742</text:p>
          </table:table-cell>
        </table:table-row>
        <table:table-row table:style-name="ro1">
          <table:table-cell table:formula="of:=[.A119]+1" office:value-type="float" office:value="115">
            <text:p>115</text:p>
          </table:table-cell>
          <table:table-cell table:formula="of:=[.B119]+[.$B$1]" office:value-type="float" office:value="230000">
            <text:p>230000</text:p>
          </table:table-cell>
          <table:table-cell table:formula="of:=[.C119]*(1-[.$B$2]/12)+[.$B$1]*(1-[.$B$2]/12)" office:value-type="float" office:value="182271.140215174">
            <text:p>182271</text:p>
          </table:table-cell>
          <table:table-cell table:formula="of:=[.B120]-[.C120]" office:value-type="float" office:value="47728.8597848258">
            <text:p>47729</text:p>
          </table:table-cell>
          <table:table-cell/>
          <table:table-cell table:formula="of:=[.F119]+[.$B$1]" office:value-type="float" office:value="230000">
            <text:p>230000</text:p>
          </table:table-cell>
          <table:table-cell table:formula="of:=[.G119]+[.H119]-[.$B$1]" office:value-type="float" office:value="120741.718816822">
            <text:p>120742</text:p>
          </table:table-cell>
          <table:table-cell table:formula="of:=([.$G$2]/12)*[.G120]" office:value-type="float" office:value="251.545247535045">
            <text:p>252</text:p>
          </table:table-cell>
          <table:table-cell table:formula="of:=[.I119]+[.H120]" office:value-type="float" office:value="50993.264064357">
            <text:p>50993</text:p>
          </table:table-cell>
        </table:table-row>
        <table:table-row table:style-name="ro1">
          <table:table-cell table:formula="of:=[.A120]+1" office:value-type="float" office:value="116">
            <text:p>116</text:p>
          </table:table-cell>
          <table:table-cell table:formula="of:=[.B120]+[.$B$1]" office:value-type="float" office:value="232000">
            <text:p>232000</text:p>
          </table:table-cell>
          <table:table-cell table:formula="of:=[.C120]*(1-[.$B$2]/12)+[.$B$1]*(1-[.$B$2]/12)" office:value-type="float" office:value="183503.343797611">
            <text:p>183503</text:p>
          </table:table-cell>
          <table:table-cell table:formula="of:=[.B121]-[.C121]" office:value-type="float" office:value="48496.656202389">
            <text:p>48497</text:p>
          </table:table-cell>
          <table:table-cell/>
          <table:table-cell table:formula="of:=[.F120]+[.$B$1]" office:value-type="float" office:value="232000">
            <text:p>232000</text:p>
          </table:table-cell>
          <table:table-cell table:formula="of:=[.G120]+[.H120]-[.$B$1]" office:value-type="float" office:value="118993.264064357">
            <text:p>118993</text:p>
          </table:table-cell>
          <table:table-cell table:formula="of:=([.$G$2]/12)*[.G121]" office:value-type="float" office:value="247.90263346741">
            <text:p>248</text:p>
          </table:table-cell>
          <table:table-cell table:formula="of:=[.I120]+[.H121]" office:value-type="float" office:value="51241.1666978244">
            <text:p>51241</text:p>
          </table:table-cell>
        </table:table-row>
        <table:table-row table:style-name="ro1">
          <table:table-cell table:formula="of:=[.A121]+1" office:value-type="float" office:value="117">
            <text:p>117</text:p>
          </table:table-cell>
          <table:table-cell table:formula="of:=[.B121]+[.$B$1]" office:value-type="float" office:value="234000">
            <text:p>234000</text:p>
          </table:table-cell>
          <table:table-cell table:formula="of:=[.C121]*(1-[.$B$2]/12)+[.$B$1]*(1-[.$B$2]/12)" office:value-type="float" office:value="184730.413198454">
            <text:p>184730</text:p>
          </table:table-cell>
          <table:table-cell table:formula="of:=[.B122]-[.C122]" office:value-type="float" office:value="49269.5868015457">
            <text:p>49270</text:p>
          </table:table-cell>
          <table:table-cell/>
          <table:table-cell table:formula="of:=[.F121]+[.$B$1]" office:value-type="float" office:value="234000">
            <text:p>234000</text:p>
          </table:table-cell>
          <table:table-cell table:formula="of:=[.G121]+[.H121]-[.$B$1]" office:value-type="float" office:value="117241.166697824">
            <text:p>117241</text:p>
          </table:table-cell>
          <table:table-cell table:formula="of:=([.$G$2]/12)*[.G122]" office:value-type="float" office:value="244.252430620467">
            <text:p>244</text:p>
          </table:table-cell>
          <table:table-cell table:formula="of:=[.I121]+[.H122]" office:value-type="float" office:value="51485.4191284448">
            <text:p>51485</text:p>
          </table:table-cell>
        </table:table-row>
        <table:table-row table:style-name="ro1">
          <table:table-cell table:formula="of:=[.A122]+1" office:value-type="float" office:value="118">
            <text:p>118</text:p>
          </table:table-cell>
          <table:table-cell table:formula="of:=[.B122]+[.$B$1]" office:value-type="float" office:value="236000">
            <text:p>236000</text:p>
          </table:table-cell>
          <table:table-cell table:formula="of:=[.C122]*(1-[.$B$2]/12)+[.$B$1]*(1-[.$B$2]/12)" office:value-type="float" office:value="185952.369810127">
            <text:p>185952</text:p>
          </table:table-cell>
          <table:table-cell table:formula="of:=[.B123]-[.C123]" office:value-type="float" office:value="50047.6301898726">
            <text:p>50048</text:p>
          </table:table-cell>
          <table:table-cell/>
          <table:table-cell table:formula="of:=[.F122]+[.$B$1]" office:value-type="float" office:value="236000">
            <text:p>236000</text:p>
          </table:table-cell>
          <table:table-cell table:formula="of:=[.G122]+[.H122]-[.$B$1]" office:value-type="float" office:value="115485.419128445">
            <text:p>115485</text:p>
          </table:table-cell>
          <table:table-cell table:formula="of:=([.$G$2]/12)*[.G123]" office:value-type="float" office:value="240.59462318426">
            <text:p>241</text:p>
          </table:table-cell>
          <table:table-cell table:formula="of:=[.I122]+[.H123]" office:value-type="float" office:value="51726.0137516291">
            <text:p>51726</text:p>
          </table:table-cell>
        </table:table-row>
        <table:table-row table:style-name="ro1">
          <table:table-cell table:formula="of:=[.A123]+1" office:value-type="float" office:value="119">
            <text:p>119</text:p>
          </table:table-cell>
          <table:table-cell table:formula="of:=[.B123]+[.$B$1]" office:value-type="float" office:value="238000">
            <text:p>238000</text:p>
          </table:table-cell>
          <table:table-cell table:formula="of:=[.C123]*(1-[.$B$2]/12)+[.$B$1]*(1-[.$B$2]/12)" office:value-type="float" office:value="187169.234935919">
            <text:p>187169</text:p>
          </table:table-cell>
          <table:table-cell table:formula="of:=[.B124]-[.C124]" office:value-type="float" office:value="50830.7650640815">
            <text:p>50831</text:p>
          </table:table-cell>
          <table:table-cell/>
          <table:table-cell table:formula="of:=[.F123]+[.$B$1]" office:value-type="float" office:value="238000">
            <text:p>238000</text:p>
          </table:table-cell>
          <table:table-cell table:formula="of:=[.G123]+[.H123]-[.$B$1]" office:value-type="float" office:value="113726.013751629">
            <text:p>113726</text:p>
          </table:table-cell>
          <table:table-cell table:formula="of:=([.$G$2]/12)*[.G124]" office:value-type="float" office:value="236.929195315894">
            <text:p>237</text:p>
          </table:table-cell>
          <table:table-cell table:formula="of:=[.I123]+[.H124]" office:value-type="float" office:value="51962.942946945">
            <text:p>51963</text:p>
          </table:table-cell>
        </table:table-row>
        <table:table-row table:style-name="ro1">
          <table:table-cell table:formula="of:=[.A124]+1" office:value-type="float" office:value="120">
            <text:p>120</text:p>
          </table:table-cell>
          <table:table-cell table:formula="of:=[.B124]+[.$B$1]" office:value-type="float" office:value="240000">
            <text:p>240000</text:p>
          </table:table-cell>
          <table:table-cell table:formula="of:=[.C124]*(1-[.$B$2]/12)+[.$B$1]*(1-[.$B$2]/12)" office:value-type="float" office:value="188381.029790352">
            <text:p>188381</text:p>
          </table:table-cell>
          <table:table-cell table:formula="of:=[.B125]-[.C125]" office:value-type="float" office:value="51618.9702096478">
            <text:p>51619</text:p>
          </table:table-cell>
          <table:table-cell/>
          <table:table-cell table:formula="of:=[.F124]+[.$B$1]" office:value-type="float" office:value="240000">
            <text:p>240000</text:p>
          </table:table-cell>
          <table:table-cell table:formula="of:=[.G124]+[.H124]-[.$B$1]" office:value-type="float" office:value="111962.942946945">
            <text:p>111963</text:p>
          </table:table-cell>
          <table:table-cell table:formula="of:=([.$G$2]/12)*[.G125]" office:value-type="float" office:value="233.256131139468">
            <text:p>233</text:p>
          </table:table-cell>
          <table:table-cell table:formula="of:=[.I124]+[.H125]" office:value-type="float" office:value="52196.1990780845">
            <text:p>52196</text:p>
          </table:table-cell>
        </table:table-row>
        <table:table-row table:style-name="ro1" table:number-rows-repeated="10484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Tamil" svg:font-family="'Lohit Tami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ta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Tami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22:04:43</meta:creation-date>
    <dc:date>2012-09-17T22:31:42</dc:date>
    <meta:editing-duration>PT11M28S</meta:editing-duration>
    <meta:editing-cycles>2</meta:editing-cycles>
    <meta:generator>LibreOffice/3.5$Linux_x86 LibreOffice_project/350m1$Build-2</meta:generator>
    <meta:document-statistic meta:table-count="3" meta:cell-count="976" meta:object-count="0"/>
  </office:meta>
</office:document-meta>
</file>